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ta-6" style:family="table" style:master-page-name="ta-mp-6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88.5pt" style:use-optimal-column-width="false"/>
    </style:style>
    <style:style style:name="ACOL-5" style:family="table-column">
      <style:table-column-properties style:column-width="164.25pt" style:use-optimal-column-width="false"/>
    </style:style>
    <style:style style:name="ACOL-6" style:family="table-column">
      <style:table-column-properties style:column-width="327.75pt" style:use-optimal-column-width="false"/>
    </style:style>
    <style:style style:name="ACOL-7" style:family="table-column">
      <style:table-column-properties style:column-width="78pt" style:use-optimal-column-width="true"/>
    </style:style>
    <style:style style:name="ACOL-8" style:family="table-column">
      <style:table-column-properties style:column-width="70.5pt" style:use-optimal-column-width="true"/>
    </style:style>
    <style:style style:name="ACOL-9" style:family="table-column">
      <style:table-column-properties style:column-width="102.8pt" style:use-optimal-column-width="true"/>
    </style:style>
    <style:style style:name="ACOL-10" style:family="table-column">
      <style:table-column-properties style:column-width="111pt" style:use-optimal-column-width="true"/>
    </style:style>
    <style:style style:name="ACOL-11" style:family="table-column">
      <style:table-column-properties style:column-width="110.2pt" style:use-optimal-column-width="false"/>
    </style:style>
    <style:style style:name="ACOL-12" style:family="table-column">
      <style:table-column-properties style:column-width="117pt" style:use-optimal-column-width="true"/>
    </style:style>
    <style:style style:name="ACOL-13" style:family="table-column">
      <style:table-column-properties style:column-width="81pt" style:use-optimal-column-width="false"/>
    </style:style>
    <style:style style:name="ACOL-14" style:family="table-column">
      <style:table-column-properties style:column-width="96.75pt" style:use-optimal-column-width="true"/>
    </style:style>
    <style:style style:name="ACOL-15" style:family="table-column">
      <style:table-column-properties style:column-width="60.75pt" style:use-optimal-column-width="true"/>
    </style:style>
    <style:style style:name="ACOL-16" style:family="table-column">
      <style:table-column-properties style:column-width="59.24pt" style:use-optimal-column-width="true"/>
    </style:style>
    <style:style style:name="ACOL-17" style:family="table-column">
      <style:table-column-properties style:column-width="70.5pt" style:use-optimal-column-width="false"/>
    </style:style>
    <style:style style:name="ACOL-18" style:family="table-column">
      <style:table-column-properties style:column-width="96pt" style:use-optimal-column-width="false"/>
    </style:style>
    <style:style style:name="ACOL-19" style:family="table-column">
      <style:table-column-properties style:column-width="116.25pt" style:use-optimal-column-width="true"/>
    </style:style>
    <style:style style:name="ACOL-20" style:family="table-column">
      <style:table-column-properties style:column-width="86.25pt" style:use-optimal-column-width="true"/>
    </style:style>
    <style:style style:name="ACOL-21" style:family="table-column">
      <style:table-column-properties style:column-width="4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77.25pt" style:use-optimal-row-height="true"/>
    </style:style>
    <style:style style:name="AROW-4" style:family="table-row">
      <style:table-row-properties style:row-height="26.25pt" style:use-optimal-row-height="true"/>
    </style:style>
    <style:style style:name="AROW-5" style:family="table-row">
      <style:table-row-properties style:row-height="39pt" style:use-optimal-row-height="true"/>
    </style:style>
    <style:style style:name="AROW-6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13"/>
        <table:table-column table:default-cell-style-name="ACE-3" table:style-name="ACOL-3" table:number-columns-repeated="2"/>
        <table:table-column table:default-cell-style-name="ACE-3" table:style-name="ACOL-0" table:number-columns-repeated="2"/>
        <table:table-column table:default-cell-style-name="ACE-3" table:style-name="ACOL-0" table:number-columns-repeated="239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289</text:p>
          </table:table-cell>
          <table:table-cell table:style-name="ACE-3" office:value-type="float" office:value="75.716999999999999">
            <text:p>75.717</text:p>
          </table:table-cell>
          <table:table-cell table:style-name="ACE-3" office:value-type="float" office:value="-19.667000000000002">
            <text:p>−19.667</text:p>
          </table:table-cell>
          <table:table-cell table:style-name="ACE-3" office:value-type="float" office:value="9190">
            <text:p>91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float" office:value="4.4000000000000004">
            <text:p>4.4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9</text:p>
          </table:table-cell>
          <table:table-cell table:style-name="ACE-3" office:value-type="float" office:value="75.332999999999998">
            <text:p>75.333</text:p>
          </table:table-cell>
          <table:table-cell table:style-name="ACE-3" office:value-type="float" office:value="-18.917000000000002">
            <text:p>−18.917</text:p>
          </table:table-cell>
          <table:table-cell table:style-name="ACE-3" office:value-type="float" office:value="9370">
            <text:p>93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float" office:value="8.1999999999999993">
            <text:p>8.2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6</text:p>
          </table:table-cell>
          <table:table-cell table:style-name="ACE-3" office:value-type="float" office:value="75.316999999999993">
            <text:p>75.317</text:p>
          </table:table-cell>
          <table:table-cell table:style-name="ACE-3" office:value-type="float" office:value="-19.417000000000002">
            <text:p>−19.417</text:p>
          </table:table-cell>
          <table:table-cell table:style-name="ACE-3" office:value-type="float" office:value="9400">
            <text:p>94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00-1</text:p>
          </table:table-cell>
          <table:table-cell table:style-name="ACE-3" office:value-type="float" office:value="75.283000000000001">
            <text:p>75.283</text:p>
          </table:table-cell>
          <table:table-cell table:style-name="ACE-3" office:value-type="float" office:value="-19.466999999999999">
            <text:p>−19.467</text:p>
          </table:table-cell>
          <table:table-cell table:style-name="ACE-3" office:value-type="float" office:value="9470">
            <text:p>94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84</text:p>
          </table:table-cell>
          <table:table-cell table:style-name="ACE-3" office:value-type="float" office:value="75.167000000000002">
            <text:p>75.167</text:p>
          </table:table-cell>
          <table:table-cell table:style-name="ACE-3" office:value-type="float" office:value="-19.850000000000001">
            <text:p>−19.85</text:p>
          </table:table-cell>
          <table:table-cell table:style-name="ACE-3" office:value-type="float" office:value="9810">
            <text:p>98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90</text:p>
          </table:table-cell>
          <table:table-cell table:style-name="ACE-3" office:value-type="float" office:value="75.216999999999999">
            <text:p>75.217</text:p>
          </table:table-cell>
          <table:table-cell table:style-name="ACE-3" office:value-type="float" office:value="-20.667000000000002">
            <text:p>−20.667</text:p>
          </table:table-cell>
          <table:table-cell table:style-name="ACE-3" office:value-type="float" office:value="8570">
            <text:p>857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303</text:p>
          </table:table-cell>
          <table:table-cell table:style-name="ACE-3" office:value-type="float" office:value="75.25">
            <text:p>75.25</text:p>
          </table:table-cell>
          <table:table-cell table:style-name="ACE-3" office:value-type="float" office:value="-20.917000000000002">
            <text:p>−20.917</text:p>
          </table:table-cell>
          <table:table-cell table:style-name="ACE-3" office:value-type="float" office:value="8930">
            <text:p>89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Hakansson1978,Hjort1979,Hjort198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5</text:p>
          </table:table-cell>
          <table:table-cell table:style-name="ACE-3" office:value-type="float" office:value="71.716999999999999">
            <text:p>71.717</text:p>
          </table:table-cell>
          <table:table-cell table:style-name="ACE-3" office:value-type="float" office:value="-24.716999999999999">
            <text:p>−24.717</text:p>
          </table:table-cell>
          <table:table-cell table:style-name="ACE-3" office:value-type="float" office:value="9075">
            <text:p>9075</text:p>
          </table:table-cell>
          <table:table-cell table:style-name="ACE-3" office:value-type="float" office:value="134">
            <text:p>13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Street1977,Hjort1979</text:p>
          </table:table-cell>
          <table:table-cell table:style-name="ACE-3" office:value-type="string">
            <text:p>shells in bedded sand with clayey lenses at the base of a marine terrace remnant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6</text:p>
          </table:table-cell>
          <table:table-cell table:style-name="ACE-3" office:value-type="float" office:value="71.716999999999999">
            <text:p>71.717</text:p>
          </table:table-cell>
          <table:table-cell table:style-name="ACE-3" office:value-type="float" office:value="-24.716999999999999">
            <text:p>−24.717</text:p>
          </table:table-cell>
          <table:table-cell table:style-name="ACE-3" office:value-type="float" office:value="8975">
            <text:p>8975</text:p>
          </table:table-cell>
          <table:table-cell table:style-name="ACE-3" office:value-type="float" office:value="134">
            <text:p>134</text:p>
          </table:table-cell>
          <table:table-cell table:style-name="ACE-3" office:value-type="string">
            <text:p>marine shell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5">
            <text:p>8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Street1977</text:p>
          </table:table-cell>
          <table:table-cell table:style-name="ACE-3" office:value-type="string">
            <text:p>shells in the upper surface of a marine terrace remnant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6</text:p>
          </table:table-cell>
          <table:table-cell table:style-name="ACE-3" office:value-type="float" office:value="70.867000000000004">
            <text:p>70.867</text:p>
          </table:table-cell>
          <table:table-cell table:style-name="ACE-3" office:value-type="float" office:value="-22.449999999999999">
            <text:p>−22.45</text:p>
          </table:table-cell>
          <table:table-cell table:style-name="ACE-3" office:value-type="float" office:value="9778">
            <text:p>9778</text:p>
          </table:table-cell>
          <table:table-cell table:style-name="ACE-3" office:value-type="float" office:value="136">
            <text:p>136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9.5999999999999996">
            <text:p>9.6</text:p>
          </table:table-cell>
          <table:table-cell table:style-name="ACE-3" office:value-type="float" office:value="9.5999999999999996">
            <text:p>9.6</text:p>
          </table:table-cell>
          <table:table-cell table:style-name="ACE-3" office:value-type="string">
            <text:p>Funder1972</text:p>
          </table:table-cell>
          <table:table-cell table:style-name="ACE-3" office:value-type="string">
            <text:p>lake postdates deglaciation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9</text:p>
          </table:table-cell>
          <table:table-cell table:style-name="ACE-3" office:value-type="float" office:value="70.867000000000004">
            <text:p>70.867</text:p>
          </table:table-cell>
          <table:table-cell table:style-name="ACE-3" office:value-type="float" office:value="-22.483000000000001">
            <text:p>−22.483</text:p>
          </table:table-cell>
          <table:table-cell table:style-name="ACE-3" office:value-type="float" office:value="9415">
            <text:p>9415</text:p>
          </table:table-cell>
          <table:table-cell table:style-name="ACE-3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float" office:value="6.5999999999999996">
            <text:p>6.6</text:p>
          </table:table-cell>
          <table:table-cell table:style-name="ACE-3" office:value-type="string">
            <text:p>Funder1972,Funder1978,Hjort1979</text:p>
          </table:table-cell>
          <table:table-cell table:style-name="ACE-3" office:value-type="string">
            <text:p>shells in silt and sand</text:p>
          </table:table-cell>
          <table:table-cell table:number-columns-repeated="239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5</text:p>
          </table:table-cell>
          <table:table-cell table:style-name="ACE-3" office:value-type="float" office:value="71.349999999999994">
            <text:p>71.35</text:p>
          </table:table-cell>
          <table:table-cell table:style-name="ACE-3" office:value-type="float" office:value="-24.832999999999998">
            <text:p>−24.833</text:p>
          </table:table-cell>
          <table:table-cell table:style-name="ACE-3" office:value-type="float" office:value="10305">
            <text:p>10305</text:p>
          </table:table-cell>
          <table:table-cell table:style-name="ACE-3" office:value-type="float" office:value="144">
            <text:p>144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Funder1972,Funder1978,Hjort1979</text:p>
          </table:table-cell>
          <table:table-cell table:style-name="ACE-3" office:value-type="string">
            <text:p>shells in silt</text:p>
          </table:table-cell>
          <table:table-cell table:number-columns-repeated="239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2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19">
          <gnm:selection gnm:start-col="2" gnm:start-row="19" gnm:end-col="2" gnm:end-row="19"/>
        </gnm:selections>
      </table:table>
      <table:table table:name="HjortFunder1974" table:style-name="ta-2" table:print="true">
        <office:forms form:automatic-focus="false" form:apply-design-mode="false">
          <form:form/>
        </office:forms>
        <table:table-column table:default-cell-style-name="ACE-6" table:style-name="ACOL-4"/>
        <table:table-column table:default-cell-style-name="ACE-6" table:style-name="ACOL-0" table:number-columns-repeated="20"/>
        <table:table-column table:default-cell-style-name="ACE-6" table:style-name="ACOL-0" table:number-columns-repeated="235"/>
        <table:table-row table:style-name="AROW-1">
          <table:table-cell table:style-name="ACE-5" office:value-type="string">
            <text:p>Region</text:p>
          </table:table-cell>
          <table:table-cell table:style-name="ACE-5" office:value-type="string">
            <text:p>Dating_Method</text:p>
          </table:table-cell>
          <table:table-cell table:style-name="ACE-5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5" office:value-type="string">
            <text:p>age</text:p>
          </table:table-cell>
          <table:table-cell table:style-name="ACE-5" office:value-type="string">
            <text:p>error</text:p>
          </table:table-cell>
          <table:table-cell table:style-name="ACE-5" office:value-type="string">
            <text:p>Material</text:p>
          </table:table-cell>
          <table:table-cell table:style-name="ACE-5" office:value-type="string">
            <text:p>Curve</text:p>
          </table:table-cell>
          <table:table-cell table:style-name="ACE-5" office:value-type="string">
            <text:p>Reservoir_age</text:p>
          </table:table-cell>
          <table:table-cell table:style-name="ACE-5" office:value-type="string">
            <text:p>Reservoir_error</text:p>
          </table:table-cell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style-name="ACE-5" office:value-type="string">
            <text:p>Reference</text:p>
          </table:table-cell>
          <table:table-cell table:style-name="ACE-5"/>
          <table:table-cell table:style-name="ACE-5" office:value-type="string">
            <text:p>lat</text:p>
          </table:table-cell>
          <table:table-cell table:style-name="ACE-5" office:value-type="string">
            <text:p>minutes</text:p>
          </table:table-cell>
          <table:table-cell table:style-name="ACE-5" office:value-type="string">
            <text:p>long</text:p>
          </table:table-cell>
          <table:table-cell table:style-name="ACE-5" office:value-type="string">
            <text:p>minutes</text:p>
          </table:table-cell>
          <table:table-cell table:number-columns-repeated="235" table:style-name="ACE-6"/>
        </table:table-row>
        <table:table-row table:style-name="AROW-1">
          <table:table-cell table:number-columns-repeated="5" table:style-name="ACE-5"/>
          <table:table-cell table:number-columns-repeated="2" table:style-name="ACE-8"/>
          <table:table-cell table:number-columns-repeated="6" table:style-name="ACE-5"/>
          <table:table-cell table:number-columns-repeated="2" table:style-name="ACE-9"/>
          <table:table-cell table:number-columns-repeated="6" table:style-name="ACE-5"/>
          <table:table-cell table:number-columns-repeated="235" table:style-name="ACE-6"/>
        </table:table-row>
        <table:table-row table:style-name="AROW-1">
          <table:table-cell table:number-columns-repeated="256"/>
        </table:table-row>
        <table:table-row table:style-name="AROW-1">
          <table:table-cell table:style-name="ACE-6" office:value-type="string">
            <text:p>see other spreadsheets that have the data</text:p>
          </table:table-cell>
          <table:table-cell table:number-columns-repeated="255" table:style-name="ACE-6"/>
        </table:table-row>
        <table:table-row table:style-name="AROW-1" table:number-rows-repeated="28">
          <table:table-cell table:number-columns-repeated="256"/>
        </table:table-row>
        <table:table-row table:style-name="AROW-0" table:number-rows-repeated="65504">
          <table:table-cell table:number-columns-repeated="256"/>
        </table:table-row>
        <table:named-expressions>
          <table:named-expression table:name="Sheet_Title" table:expression="of:=&quot;HjortFunder1974&quot;" table:base-cell-address="$'HjortFunder1974'.$A$1"/>
          <table:named-expression table:name="Print_Area" table:expression="of:=#REF!" table:base-cell-address="$'HjortFunder1974'.$A$1"/>
        </table:named-expressions>
        <gnm:selections gnm:cursor-col="0" gnm:cursor-row="4">
          <gnm:selection gnm:start-col="0" gnm:start-row="4" gnm:end-col="0" gnm:end-row="4"/>
        </gnm:selections>
      </table:table>
      <table:table table:name="Street1977" table:style-name="ta-3" table:print="true">
        <office:forms form:automatic-focus="false" form:apply-design-mode="false">
          <form:form/>
        </office:forms>
        <table:table-column table:default-cell-style-name="ACE-10" table:style-name="ACOL-5"/>
        <table:table-column table:default-cell-style-name="ACE-11" table:style-name="ACOL-6"/>
        <table:table-column table:default-cell-style-name="ACE-10" table:style-name="ACOL-7"/>
        <table:table-column table:default-cell-style-name="ACE-10" table:style-name="ACOL-8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0" table:number-columns-repeated="2"/>
        <table:table-column table:default-cell-style-name="ACE-10" table:style-name="ACOL-11"/>
        <table:table-column table:default-cell-style-name="ACE-10" table:style-name="ACOL-0" table:number-columns-repeated="3"/>
        <table:table-column table:default-cell-style-name="ACE-10" table:style-name="ACOL-12"/>
        <table:table-column table:default-cell-style-name="ACE-10" table:style-name="ACOL-0"/>
        <table:table-column table:default-cell-style-name="ACE-10" table:style-name="ACOL-9" table:number-columns-repeated="2"/>
        <table:table-column table:default-cell-style-name="ACE-10" table:style-name="ACOL-0"/>
        <table:table-column table:default-cell-style-name="ACE-10" table:style-name="ACOL-13"/>
        <table:table-column table:default-cell-style-name="ACE-10" table:style-name="ACOL-0" table:number-columns-repeated="3"/>
        <table:table-column table:default-cell-style-name="ACE-10" table:style-name="ACOL-14"/>
        <table:table-column table:default-cell-style-name="ACE-10" table:style-name="ACOL-9"/>
        <table:table-column table:default-cell-style-name="ACE-10" table:style-name="ACOL-0" table:number-columns-repeated="2"/>
        <table:table-column table:default-cell-style-name="ACE-10" table:style-name="ACOL-0"/>
        <table:table-column table:default-cell-style-name="ACE-10" table:style-name="ACOL-0" table:number-columns-repeated="7"/>
        <table:table-column table:default-cell-style-name="ACE-10" table:style-name="ACOL-0" table:number-columns-repeated="223"/>
        <table:table-row table:style-name="AROW-1">
          <table:table-cell table:style-name="ACE-10" office:value-type="string">
            <text:p>14C lab. no. (DGU sample no.)</text:p>
          </table:table-cell>
          <table:table-cell table:style-name="ACE-11" office:value-type="string">
            <text:p>Description of samples</text:p>
          </table:table-cell>
          <table:table-cell table:style-name="ACE-10" office:value-type="string">
            <text:p>14C date</text:p>
          </table:table-cell>
          <table:table-cell table:style-name="ACE-10"/>
          <table:table-cell table:style-name="ACE-12" office:value-type="string">
            <text:p>Region</text:p>
          </table:table-cell>
          <table:table-cell table:style-name="ACE-12" office:value-type="string">
            <text:p>Dating_Method</text:p>
          </table:table-cell>
          <table:table-cell table:style-name="ACE-12" office:value-type="string">
            <text:p>LAB_ID</text:p>
          </table:table-cell>
          <table:table-cell table:style-name="ACE-14" office:value-type="string">
            <text:p>Latitude</text:p>
          </table:table-cell>
          <table:table-cell table:style-name="ACE-14" office:value-type="string">
            <text:p>Longitude</text:p>
          </table:table-cell>
          <table:table-cell table:style-name="ACE-12" office:value-type="string">
            <text:p>age</text:p>
          </table:table-cell>
          <table:table-cell table:style-name="ACE-12" office:value-type="string">
            <text:p>error</text:p>
          </table:table-cell>
          <table:table-cell table:style-name="ACE-12" office:value-type="string">
            <text:p>Material</text:p>
          </table:table-cell>
          <table:table-cell table:style-name="ACE-12" office:value-type="string">
            <text:p>Curve</text:p>
          </table:table-cell>
          <table:table-cell table:style-name="ACE-12" office:value-type="string">
            <text:p>Reservoir_age</text:p>
          </table:table-cell>
          <table:table-cell table:style-name="ACE-12" office:value-type="string">
            <text:p>Reservoir_error</text:p>
          </table:table-cell>
          <table:table-cell table:style-name="ACE-12" office:value-type="string">
            <text:p>type</text:p>
          </table:table-cell>
          <table:table-cell table:style-name="ACE-12" office:value-type="string">
            <text:p>RSL</text:p>
          </table:table-cell>
          <table:table-cell table:style-name="ACE-12" office:value-type="string">
            <text:p>RSL_2sigma_upper</text:p>
          </table:table-cell>
          <table:table-cell table:style-name="ACE-12" office:value-type="string">
            <text:p>RSL_2sigma_lower</text:p>
          </table:table-cell>
          <table:table-cell table:style-name="ACE-12" office:value-type="string">
            <text:p>Reference</text:p>
          </table:table-cell>
          <table:table-cell table:style-name="ACE-12"/>
          <table:table-cell table:style-name="ACE-12" office:value-type="string">
            <text:p>lat</text:p>
          </table:table-cell>
          <table:table-cell table:style-name="ACE-12" office:value-type="string">
            <text:p>minutes</text:p>
          </table:table-cell>
          <table:table-cell table:style-name="ACE-12" office:value-type="string">
            <text:p>long</text:p>
          </table:table-cell>
          <table:table-cell table:style-name="ACE-12" office:value-type="string">
            <text:p>minutes</text:p>
          </table:table-cell>
          <table:table-cell table:style-name="ACE-12"/>
          <table:table-cell table:style-name="ACE-12" office:value-type="string">
            <text:p>uncorrected age</text:p>
          </table:table-cell>
          <table:table-cell table:style-name="ACE-12" office:value-type="string">
            <text:p>uncorrected error</text:p>
          </table:table-cell>
          <table:table-cell table:style-name="ACE-12" office:value-type="string">
            <text:p>d13C</text:p>
          </table:table-cell>
          <table:table-cell table:style-name="ACE-12" office:value-type="string">
            <text:p>error</text:p>
          </table:table-cell>
          <table:table-cell table:number-columns-repeated="3" table:style-name="ACE-12"/>
          <table:table-cell table:number-columns-repeated="223" table:style-name="ACE-10"/>
        </table:table-row>
        <table:table-row table:style-name="AROW-3">
          <table:table-cell table:style-name="ACE-10" office:value-type="string">
            <text:p>K-2385 (DGU-654)</text:p>
          </table:table-cell>
          <table:table-cell table:style-name="ACE-11" office:value-type="string">
            <text:p>Site 1, east Schuchert Dal, 71°43'N, 24°43'W. Shells emerging from the base of a sandy marine terrace remnant, undercut by the Schuchert Flod, which grades up into beach shingle with erratics at 58 m a.s.l. Sample taken from horizontally bedded sand with clayey lenses in the lowest 1 m of the deposit, 50 to 51 m a.s.l.</text:p>
          </table:table-cell>
          <table:table-cell table:style-name="ACE-10" office:value-type="string">
            <text:p>8670±130</text:p>
          </table:table-cell>
          <table:table-cell table:style-name="ACE-10"/>
          <table:table-cell table:style-name="ACE-12"/>
          <table:table-cell table:style-name="ACE-12" office:value-type="string">
            <text:p>radiocarbon</text:p>
          </table:table-cell>
          <table:table-cell table:style-name="ACE-12" office:value-type="string">
            <text:p>K-2385</text:p>
          </table:table-cell>
          <table:table-cell table:style-name="ACE-12" table:formula="of:=ROUND([.V2]+[.W2]/60;3)" office:value-type="float" office:value="71.716999999999999">
            <text:p>71.717</text:p>
          </table:table-cell>
          <table:table-cell table:style-name="ACE-12" table:formula="of:=ROUND(-([.X2]+[.Y2]/60);3)" office:value-type="float" office:value="-24.716999999999999">
            <text:p>−24.717</text:p>
          </table:table-cell>
          <table:table-cell table:style-name="ACE-17" table:formula="of:=[.AF2]" office:value-type="float" office:value="9075">
            <text:p>9075</text:p>
          </table:table-cell>
          <table:table-cell table:style-name="ACE-17" table:formula="of:=[.AG2]" office:value-type="float" office:value="134">
            <text:p>134</text:p>
          </table:table-cell>
          <table:table-cell table:style-name="ACE-12" office:value-type="string">
            <text:p>marine shells</text:p>
          </table:table-cell>
          <table:table-cell table:style-name="ACE-12" office:value-type="string">
            <text:p>marine</text:p>
          </table:table-cell>
          <table:table-cell table:number-columns-repeated="2" table:style-name="ACE-12"/>
          <table:table-cell table:style-name="ACE-12" office:value-type="float" office:value="-1">
            <text:p>−1</text:p>
          </table:table-cell>
          <table:table-cell table:style-name="ACE-12" office:value-type="float" office:value="51">
            <text:p>51</text:p>
          </table:table-cell>
          <table:table-cell table:style-name="ACE-16" table:formula="of:=IF(ABS([.Q2])&gt;50;10;IF([.Q2]&lt;5;1;[.Q2]*0.20000000000000001))" office:value-type="float" office:value="10">
            <text:p>10.0</text:p>
          </table:table-cell>
          <table:table-cell table:style-name="ACE-16" table:formula="of:=IF(ABS([.Q2])&gt;50;10;IF([.Q2]&lt;5;1;[.Q2]*0.20000000000000001))" office:value-type="float" office:value="10">
            <text:p>10.0</text:p>
          </table:table-cell>
          <table:table-cell table:style-name="ACE-12" office:value-type="string">
            <text:p>Street1977,Hjort1979</text:p>
          </table:table-cell>
          <table:table-cell table:style-name="ACE-12" office:value-type="string">
            <text:p>shells in bedded sand with clayey lenses at the base of a marine terrace remnant</text:p>
          </table:table-cell>
          <table:table-cell table:style-name="ACE-12" office:value-type="float" office:value="71">
            <text:p>71</text:p>
          </table:table-cell>
          <table:table-cell table:style-name="ACE-12" office:value-type="float" office:value="43">
            <text:p>43</text:p>
          </table:table-cell>
          <table:table-cell table:style-name="ACE-12" office:value-type="float" office:value="24">
            <text:p>24</text:p>
          </table:table-cell>
          <table:table-cell table:style-name="ACE-12" office:value-type="float" office:value="43">
            <text:p>43</text:p>
          </table:table-cell>
          <table:table-cell table:style-name="ACE-12"/>
          <table:table-cell table:style-name="ACE-12" office:value-type="float" office:value="8670">
            <text:p>8670</text:p>
          </table:table-cell>
          <table:table-cell table:style-name="ACE-12" office:value-type="float" office:value="130">
            <text:p>130</text:p>
          </table:table-cell>
          <table:table-cell table:style-name="ACE-16" office:value-type="float" office:value="-0.11908932">
            <text:p>−0.1</text:p>
          </table:table-cell>
          <table:table-cell table:style-name="ACE-16" office:value-type="float" office:value="2.0385289000000002">
            <text:p>2.0</text:p>
          </table:table-cell>
          <table:table-cell table:style-name="ACE-15" table:formula="of:=(EXP([.AA2]/-8033))*0.97499999999999998^2/(1+[.AC2]/1000)^2" office:value-type="float" office:value="0.32313169340852943">
            <text:p>0.3231</text:p>
          </table:table-cell>
          <table:table-cell table:style-name="ACE-13" table:formula="of:=ROUND(-8033*LN([.AE2]);0)" office:value-type="float" office:value="9075">
            <text:p>9075</text:p>
          </table:table-cell>
          <table:table-cell table:style-name="ACE-13" table:formula="of:=ROUND(SQRT([.AB2]^2+(16.065999999999999*[.AD2])^2))" office:value-type="float" office:value="134">
            <text:p>134</text:p>
          </table:table-cell>
          <table:table-cell table:number-columns-repeated="223" table:style-name="ACE-10"/>
        </table:table-row>
        <table:table-row table:style-name="AROW-4">
          <table:table-cell table:style-name="ACE-10" office:value-type="string">
            <text:p>K-2386 (DGU 655)</text:p>
          </table:table-cell>
          <table:table-cell table:style-name="ACE-11" office:value-type="string">
            <text:p>Site i, east Schuchert Dal, 71 °43' N, 24°43' W. Shells from the upper surface of the same terrace as K-2385, at 58 m a.s.l.</text:p>
          </table:table-cell>
          <table:table-cell table:style-name="ACE-10" office:value-type="string">
            <text:p>8570±130</text:p>
          </table:table-cell>
          <table:table-cell table:number-columns-repeated="2" table:style-name="ACE-10"/>
          <table:table-cell table:style-name="ACE-12" office:value-type="string">
            <text:p>radiocarbon</text:p>
          </table:table-cell>
          <table:table-cell table:style-name="ACE-10" office:value-type="string">
            <text:p>K-2386</text:p>
          </table:table-cell>
          <table:table-cell table:style-name="ACE-12" table:formula="of:=ROUND([.V3]+[.W3]/60;3)" office:value-type="float" office:value="71.716999999999999">
            <text:p>71.717</text:p>
          </table:table-cell>
          <table:table-cell table:style-name="ACE-12" table:formula="of:=ROUND(-([.X3]+[.Y3]/60);3)" office:value-type="float" office:value="-24.716999999999999">
            <text:p>−24.717</text:p>
          </table:table-cell>
          <table:table-cell table:style-name="ACE-17" table:formula="of:=[.AF3]" office:value-type="float" office:value="8975">
            <text:p>8975</text:p>
          </table:table-cell>
          <table:table-cell table:style-name="ACE-17" table:formula="of:=[.AG3]" office:value-type="float" office:value="134">
            <text:p>134</text:p>
          </table:table-cell>
          <table:table-cell table:style-name="ACE-10" office:value-type="string">
            <text:p>marine shells</text:p>
          </table:table-cell>
          <table:table-cell table:style-name="ACE-12" office:value-type="string">
            <text:p>marine</text:p>
          </table:table-cell>
          <table:table-cell table:number-columns-repeated="2" table:style-name="ACE-10"/>
          <table:table-cell table:style-name="ACE-10" office:value-type="float" office:value="-1">
            <text:p>−1</text:p>
          </table:table-cell>
          <table:table-cell table:style-name="ACE-10" office:value-type="float" office:value="85">
            <text:p>85</text:p>
          </table:table-cell>
          <table:table-cell table:style-name="ACE-16" table:formula="of:=IF(ABS([.Q3])&gt;50;10;IF([.Q3]&lt;5;1;[.Q3]*0.20000000000000001))" office:value-type="float" office:value="10">
            <text:p>10.0</text:p>
          </table:table-cell>
          <table:table-cell table:style-name="ACE-16" table:formula="of:=IF(ABS([.Q3])&gt;50;10;IF([.Q3]&lt;5;1;[.Q3]*0.20000000000000001))" office:value-type="float" office:value="10">
            <text:p>10.0</text:p>
          </table:table-cell>
          <table:table-cell table:style-name="ACE-12" office:value-type="string">
            <text:p>Street1977</text:p>
          </table:table-cell>
          <table:table-cell table:style-name="ACE-12" office:value-type="string">
            <text:p>shells in the upper surface of a marine terrace remnant</text:p>
          </table:table-cell>
          <table:table-cell table:style-name="ACE-12" office:value-type="float" office:value="71">
            <text:p>71</text:p>
          </table:table-cell>
          <table:table-cell table:style-name="ACE-12" office:value-type="float" office:value="43">
            <text:p>43</text:p>
          </table:table-cell>
          <table:table-cell table:style-name="ACE-12" office:value-type="float" office:value="24">
            <text:p>24</text:p>
          </table:table-cell>
          <table:table-cell table:style-name="ACE-12" office:value-type="float" office:value="43">
            <text:p>43</text:p>
          </table:table-cell>
          <table:table-cell table:style-name="ACE-10"/>
          <table:table-cell table:style-name="ACE-10" office:value-type="float" office:value="8570">
            <text:p>8570</text:p>
          </table:table-cell>
          <table:table-cell table:style-name="ACE-10" office:value-type="float" office:value="130">
            <text:p>130</text:p>
          </table:table-cell>
          <table:table-cell table:style-name="ACE-16" office:value-type="float" office:value="-0.11908932">
            <text:p>−0.1</text:p>
          </table:table-cell>
          <table:table-cell table:style-name="ACE-16" office:value-type="float" office:value="2.0385289000000002">
            <text:p>2.0</text:p>
          </table:table-cell>
          <table:table-cell table:style-name="ACE-15" table:formula="of:=(EXP([.AA3]/-8033))*0.97499999999999998^2/(1+[.AC3]/1000)^2" office:value-type="float" office:value="0.3271793884403642">
            <text:p>0.3272</text:p>
          </table:table-cell>
          <table:table-cell table:style-name="ACE-13" table:formula="of:=ROUND(-8033*LN([.AE3]);0)" office:value-type="float" office:value="8975">
            <text:p>8975</text:p>
          </table:table-cell>
          <table:table-cell table:style-name="ACE-13" table:formula="of:=ROUND(SQRT([.AB3]^2+(16.065999999999999*[.AD3])^2))" office:value-type="float" office:value="134">
            <text:p>134</text:p>
          </table:table-cell>
          <table:table-cell table:number-columns-repeated="223" table:style-name="ACE-10"/>
        </table:table-row>
        <table:table-row table:style-name="AROW-5">
          <table:table-cell table:style-name="ACE-10" office:value-type="string">
            <text:p>K-2387 (DGU 656)</text:p>
          </table:table-cell>
          <table:table-cell table:style-name="ACE-11" office:value-type="string">
            <text:p>Site 2, east Schuchert Dal, 71°41'N, 24°21'W. Shells exposed in the inner wall of Pingo 5 (O'Brien, 1971), which has pushed up through a marine terrace at ca. 50 m a.s.l.</text:p>
          </table:table-cell>
          <table:table-cell table:style-name="ACE-10" office:value-type="string">
            <text:p>8580±130</text:p>
          </table:table-cell>
          <table:table-cell table:number-columns-repeated="253" table:style-name="ACE-10"/>
        </table:table-row>
        <table:table-row table:style-name="AROW-1">
          <table:table-cell table:style-name="ACE-10"/>
          <table:table-cell table:style-name="ACE-11"/>
          <table:table-cell table:number-columns-repeated="254" table:style-name="ACE-10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Sheet_Title" table:expression="of:=&quot;Street1977&quot;" table:base-cell-address="$'Street1977'.$A$1"/>
          <table:named-expression table:name="Print_Area" table:expression="of:=#REF!" table:base-cell-address="$'Street1977'.$A$1"/>
        </table:named-expressions>
        <gnm:selections gnm:cursor-col="4" gnm:cursor-row="0">
          <gnm:selection gnm:start-col="4" gnm:start-row="0" gnm:end-col="32" gnm:end-row="1"/>
        </gnm:selections>
      </table:table>
      <table:table table:name="Funder1972" table:style-name="ta-4" table:print="true">
        <office:forms form:automatic-focus="false" form:apply-design-mode="false">
          <form:form/>
        </office:forms>
        <table:table-column table:default-cell-style-name="ACE-19" table:style-name="ACOL-0" table:number-columns-repeated="6"/>
        <table:table-column table:default-cell-style-name="ACE-19" table:style-name="ACOL-15" table:number-columns-repeated="2"/>
        <table:table-column table:default-cell-style-name="ACE-19" table:style-name="ACOL-0" table:number-columns-repeated="2"/>
        <table:table-column table:default-cell-style-name="ACE-19" table:style-name="ACOL-16"/>
        <table:table-column table:default-cell-style-name="ACE-19" table:style-name="ACOL-0" table:number-columns-repeated="10"/>
        <table:table-column table:default-cell-style-name="ACE-19" table:style-name="ACOL-0"/>
        <table:table-column table:default-cell-style-name="ACE-19" table:style-name="ACOL-0" table:number-columns-repeated="7"/>
        <table:table-column table:default-cell-style-name="ACE-19" table:style-name="ACOL-0" table:number-columns-repeated="227"/>
        <table:table-row table:style-name="AROW-1">
          <table:table-cell table:style-name="ACE-18" office:value-type="string">
            <text:p>Region</text:p>
          </table:table-cell>
          <table:table-cell table:style-name="ACE-18" office:value-type="string">
            <text:p>Dating_Method</text:p>
          </table:table-cell>
          <table:table-cell table:style-name="ACE-18" office:value-type="string">
            <text:p>LAB_ID</text:p>
          </table:table-cell>
          <table:table-cell table:style-name="ACE-22" office:value-type="string">
            <text:p>Latitude</text:p>
          </table:table-cell>
          <table:table-cell table:style-name="ACE-22" office:value-type="string">
            <text:p>Longitude</text:p>
          </table:table-cell>
          <table:table-cell table:style-name="ACE-18" office:value-type="string">
            <text:p>age</text:p>
          </table:table-cell>
          <table:table-cell table:style-name="ACE-18" office:value-type="string">
            <text:p>error</text:p>
          </table:table-cell>
          <table:table-cell table:style-name="ACE-18" office:value-type="string">
            <text:p>Material</text:p>
          </table:table-cell>
          <table:table-cell table:style-name="ACE-18" office:value-type="string">
            <text:p>Curve</text:p>
          </table:table-cell>
          <table:table-cell table:style-name="ACE-18" office:value-type="string">
            <text:p>Reservoir_age</text:p>
          </table:table-cell>
          <table:table-cell table:style-name="ACE-18" office:value-type="string">
            <text:p>Reservoir_error</text:p>
          </table:table-cell>
          <table:table-cell table:style-name="ACE-18" office:value-type="string">
            <text:p>type</text:p>
          </table:table-cell>
          <table:table-cell table:style-name="ACE-18" office:value-type="string">
            <text:p>RSL</text:p>
          </table:table-cell>
          <table:table-cell table:style-name="ACE-18" office:value-type="string">
            <text:p>RSL_2sigma_upper</text:p>
          </table:table-cell>
          <table:table-cell table:style-name="ACE-18" office:value-type="string">
            <text:p>RSL_2sigma_lower</text:p>
          </table:table-cell>
          <table:table-cell table:style-name="ACE-18" office:value-type="string">
            <text:p>Reference</text:p>
          </table:table-cell>
          <table:table-cell table:style-name="ACE-18"/>
          <table:table-cell table:style-name="ACE-18" office:value-type="string">
            <text:p>lat</text:p>
          </table:table-cell>
          <table:table-cell table:style-name="ACE-18" office:value-type="string">
            <text:p>minutes</text:p>
          </table:table-cell>
          <table:table-cell table:style-name="ACE-18" office:value-type="string">
            <text:p>long</text:p>
          </table:table-cell>
          <table:table-cell table:style-name="ACE-18" office:value-type="string">
            <text:p>minutes</text:p>
          </table:table-cell>
          <table:table-cell table:style-name="ACE-18"/>
          <table:table-cell table:style-name="ACE-18" office:value-type="string">
            <text:p>uncorrected age</text:p>
          </table:table-cell>
          <table:table-cell table:style-name="ACE-18" office:value-type="string">
            <text:p>uncorrected error</text:p>
          </table:table-cell>
          <table:table-cell table:style-name="ACE-18" office:value-type="string">
            <text:p>d13C</text:p>
          </table:table-cell>
          <table:table-cell table:style-name="ACE-18" office:value-type="string">
            <text:p>error</text:p>
          </table:table-cell>
          <table:table-cell table:number-columns-repeated="3" table:style-name="ACE-18"/>
          <table:table-cell table:number-columns-repeated="227" table:style-name="ACE-19"/>
        </table:table-row>
        <table:table-row table:style-name="AROW-1">
          <table:table-cell table:style-name="ACE-18"/>
          <table:table-cell table:style-name="ACE-18" office:value-type="string">
            <text:p>radiocarbon</text:p>
          </table:table-cell>
          <table:table-cell table:style-name="ACE-18" office:value-type="string">
            <text:p>K-1916</text:p>
          </table:table-cell>
          <table:table-cell table:style-name="ACE-18" table:formula="of:=ROUND([.R2]+[.S2]/60;3)" office:value-type="float" office:value="70.867000000000004">
            <text:p>70.867</text:p>
          </table:table-cell>
          <table:table-cell table:style-name="ACE-18" table:formula="of:=ROUND(-([.T2]+[.U2]/60);3)" office:value-type="float" office:value="-22.449999999999999">
            <text:p>−22.45</text:p>
          </table:table-cell>
          <table:table-cell table:style-name="ACE-23" table:formula="of:=[.AB2]" office:value-type="float" office:value="9778">
            <text:p>9778</text:p>
          </table:table-cell>
          <table:table-cell table:style-name="ACE-23" table:formula="of:=[.AC2]" office:value-type="float" office:value="136">
            <text:p>136</text:p>
          </table:table-cell>
          <table:table-cell table:style-name="ACE-18" office:value-type="string">
            <text:p>clay gyttja</text:p>
          </table:table-cell>
          <table:table-cell table:style-name="ACE-18" office:value-type="string">
            <text:p>corr_terrestrial</text:p>
          </table:table-cell>
          <table:table-cell table:style-name="ACE-18" office:value-type="string">
            <text:p>0</text:p>
          </table:table-cell>
          <table:table-cell table:style-name="ACE-18" office:value-type="string">
            <text:p>100</text:p>
          </table:table-cell>
          <table:table-cell table:style-name="ACE-18" office:value-type="float" office:value="1">
            <text:p>1</text:p>
          </table:table-cell>
          <table:table-cell table:style-name="ACE-18" office:value-type="float" office:value="48">
            <text:p>48</text:p>
          </table:table-cell>
          <table:table-cell table:style-name="ACE-24" table:formula="of:=IF(ABS([.M2])&gt;50;10;IF([.M2]&lt;5;1;[.M2]*0.20000000000000001))" office:value-type="float" office:value="9.6000000000000014">
            <text:p>9.6</text:p>
          </table:table-cell>
          <table:table-cell table:style-name="ACE-24" table:formula="of:=IF(ABS([.M2])&gt;50;10;IF([.M2]&lt;5;1;[.M2]*0.20000000000000001))" office:value-type="float" office:value="9.6000000000000014">
            <text:p>9.6</text:p>
          </table:table-cell>
          <table:table-cell table:style-name="ACE-18" office:value-type="string">
            <text:p>Funder1972</text:p>
          </table:table-cell>
          <table:table-cell table:style-name="ACE-18" office:value-type="string">
            <text:p>lake postdates deglaciation</text:p>
          </table:table-cell>
          <table:table-cell table:style-name="ACE-18" office:value-type="float" office:value="70">
            <text:p>70</text:p>
          </table:table-cell>
          <table:table-cell table:style-name="ACE-18" office:value-type="float" office:value="52">
            <text:p>52</text:p>
          </table:table-cell>
          <table:table-cell table:style-name="ACE-18" office:value-type="float" office:value="22">
            <text:p>22</text:p>
          </table:table-cell>
          <table:table-cell table:style-name="ACE-18" office:value-type="float" office:value="27">
            <text:p>27</text:p>
          </table:table-cell>
          <table:table-cell table:style-name="ACE-18"/>
          <table:table-cell table:style-name="ACE-18" office:value-type="float" office:value="9630">
            <text:p>9630</text:p>
          </table:table-cell>
          <table:table-cell table:style-name="ACE-18" office:value-type="float" office:value="120">
            <text:p>120</text:p>
          </table:table-cell>
          <table:table-cell table:style-name="ACE-24" office:value-type="float" office:value="-16">
            <text:p>−16.0</text:p>
          </table:table-cell>
          <table:table-cell table:style-name="ACE-24" office:value-type="float" office:value="4">
            <text:p>4.0</text:p>
          </table:table-cell>
          <table:table-cell table:style-name="ACE-21" table:formula="of:=(EXP([.W2]/-8033))*0.97499999999999998^2/(1+[.Y2]/1000)^2" office:value-type="float" office:value="0.29606336347471179">
            <text:p>0.2961</text:p>
          </table:table-cell>
          <table:table-cell table:style-name="ACE-20" table:formula="of:=ROUND(-8033*LN([.AA2]);0)" office:value-type="float" office:value="9778">
            <text:p>9778</text:p>
          </table:table-cell>
          <table:table-cell table:style-name="ACE-20" table:formula="of:=ROUND(SQRT([.X2]^2+(16.065999999999999*[.Z2])^2))" office:value-type="float" office:value="136">
            <text:p>136</text:p>
          </table:table-cell>
          <table:table-cell table:number-columns-repeated="227" table:style-name="ACE-19"/>
        </table:table-row>
        <table:table-row table:style-name="AROW-1">
          <table:table-cell table:style-name="ACE-19"/>
          <table:table-cell table:style-name="ACE-18" office:value-type="string">
            <text:p>radiocarbon</text:p>
          </table:table-cell>
          <table:table-cell table:style-name="ACE-19" office:value-type="string">
            <text:p>K-1919</text:p>
          </table:table-cell>
          <table:table-cell table:style-name="ACE-18" table:formula="of:=ROUND([.R3]+[.S3]/60;3)" office:value-type="float" office:value="70.867000000000004">
            <text:p>70.867</text:p>
          </table:table-cell>
          <table:table-cell table:style-name="ACE-18" table:formula="of:=ROUND(-([.T3]+[.U3]/60);3)" office:value-type="float" office:value="-22.483000000000001">
            <text:p>−22.483</text:p>
          </table:table-cell>
          <table:table-cell table:style-name="ACE-23" table:formula="of:=[.AB3]" office:value-type="float" office:value="9415">
            <text:p>9415</text:p>
          </table:table-cell>
          <table:table-cell table:style-name="ACE-23" table:formula="of:=[.AC3]" office:value-type="float" office:value="124">
            <text:p>124</text:p>
          </table:table-cell>
          <table:table-cell table:style-name="ACE-19" office:value-type="string">
            <text:p>Mya truncata</text:p>
          </table:table-cell>
          <table:table-cell table:style-name="ACE-19" office:value-type="string">
            <text:p>marine</text:p>
          </table:table-cell>
          <table:table-cell table:number-columns-repeated="2" table:style-name="ACE-19"/>
          <table:table-cell table:style-name="ACE-19" office:value-type="float" office:value="-1">
            <text:p>−1</text:p>
          </table:table-cell>
          <table:table-cell table:style-name="ACE-19" office:value-type="float" office:value="33">
            <text:p>33</text:p>
          </table:table-cell>
          <table:table-cell table:style-name="ACE-24" table:formula="of:=IF(ABS([.M3])&gt;50;10;IF([.M3]&lt;5;1;[.M3]*0.20000000000000001))" office:value-type="float" office:value="6.6000000000000005">
            <text:p>6.6</text:p>
          </table:table-cell>
          <table:table-cell table:style-name="ACE-24" table:formula="of:=IF(ABS([.M3])&gt;50;10;IF([.M3]&lt;5;1;[.M3]*0.20000000000000001))" office:value-type="float" office:value="6.6000000000000005">
            <text:p>6.6</text:p>
          </table:table-cell>
          <table:table-cell table:style-name="ACE-18" office:value-type="string">
            <text:p>Funder1972,Funder1978,Hjort1979</text:p>
          </table:table-cell>
          <table:table-cell table:style-name="ACE-19" office:value-type="string">
            <text:p>shells in silt and sand</text:p>
          </table:table-cell>
          <table:table-cell table:style-name="ACE-19" office:value-type="float" office:value="70">
            <text:p>70</text:p>
          </table:table-cell>
          <table:table-cell table:style-name="ACE-19" office:value-type="float" office:value="52">
            <text:p>52</text:p>
          </table:table-cell>
          <table:table-cell table:style-name="ACE-19" office:value-type="float" office:value="22">
            <text:p>22</text:p>
          </table:table-cell>
          <table:table-cell table:style-name="ACE-19" office:value-type="float" office:value="29">
            <text:p>29</text:p>
          </table:table-cell>
          <table:table-cell table:style-name="ACE-19"/>
          <table:table-cell table:style-name="ACE-19" office:value-type="float" office:value="9010">
            <text:p>9010</text:p>
          </table:table-cell>
          <table:table-cell table:style-name="ACE-19" office:value-type="float" office:value="120">
            <text:p>120</text:p>
          </table:table-cell>
          <table:table-cell table:style-name="ACE-24" office:value-type="float" office:value="-0.11908932">
            <text:p>−0.1</text:p>
          </table:table-cell>
          <table:table-cell table:style-name="ACE-24" office:value-type="float" office:value="2.0385289000000002">
            <text:p>2.0</text:p>
          </table:table-cell>
          <table:table-cell table:style-name="ACE-21" table:formula="of:=(EXP([.W3]/-8033))*0.97499999999999998^2/(1+[.Y3]/1000)^2" office:value-type="float" office:value="0.30974040764207939">
            <text:p>0.3097</text:p>
          </table:table-cell>
          <table:table-cell table:style-name="ACE-20" table:formula="of:=ROUND(-8033*LN([.AA3]);0)" office:value-type="float" office:value="9415">
            <text:p>9415</text:p>
          </table:table-cell>
          <table:table-cell table:style-name="ACE-20" table:formula="of:=ROUND(SQRT([.X3]^2+(16.065999999999999*[.Z3])^2))" office:value-type="float" office:value="124">
            <text:p>124</text:p>
          </table:table-cell>
          <table:table-cell table:number-columns-repeated="227" table:style-name="ACE-19"/>
        </table:table-row>
        <table:table-row table:style-name="AROW-6">
          <table:table-cell table:style-name="ACE-19"/>
          <table:table-cell table:style-name="ACE-18" office:value-type="string">
            <text:p>radiocarbon</text:p>
          </table:table-cell>
          <table:table-cell table:style-name="ACE-19" office:value-type="string">
            <text:p>K-1915</text:p>
          </table:table-cell>
          <table:table-cell table:style-name="ACE-18" table:formula="of:=ROUND([.R4]+[.S4]/60;3)" office:value-type="float" office:value="71.349999999999994">
            <text:p>71.35</text:p>
          </table:table-cell>
          <table:table-cell table:style-name="ACE-18" table:formula="of:=ROUND(-([.T4]+[.U4]/60);3)" office:value-type="float" office:value="-24.832999999999998">
            <text:p>−24.833</text:p>
          </table:table-cell>
          <table:table-cell table:style-name="ACE-23" table:formula="of:=[.AB4]" office:value-type="float" office:value="10305">
            <text:p>10305</text:p>
          </table:table-cell>
          <table:table-cell table:style-name="ACE-23" table:formula="of:=[.AC4]" office:value-type="float" office:value="144">
            <text:p>144</text:p>
          </table:table-cell>
          <table:table-cell table:style-name="ACE-19" office:value-type="string">
            <text:p>Hiatella arctica, Mya truncata</text:p>
          </table:table-cell>
          <table:table-cell table:style-name="ACE-19" office:value-type="string">
            <text:p>marine</text:p>
          </table:table-cell>
          <table:table-cell table:number-columns-repeated="2" table:style-name="ACE-19"/>
          <table:table-cell table:style-name="ACE-19" office:value-type="float" office:value="-1">
            <text:p>−1</text:p>
          </table:table-cell>
          <table:table-cell table:style-name="ACE-19" office:value-type="float" office:value="100">
            <text:p>100</text:p>
          </table:table-cell>
          <table:table-cell table:style-name="ACE-19" office:value-type="float" office:value="10">
            <text:p>10</text:p>
          </table:table-cell>
          <table:table-cell table:style-name="ACE-19" office:value-type="float" office:value="10">
            <text:p>10</text:p>
          </table:table-cell>
          <table:table-cell table:style-name="ACE-18" office:value-type="string">
            <text:p>Funder1972,Funder1978,Hjort1979</text:p>
          </table:table-cell>
          <table:table-cell table:style-name="ACE-19" office:value-type="string">
            <text:p>shells in silt</text:p>
          </table:table-cell>
          <table:table-cell table:style-name="ACE-19" office:value-type="float" office:value="71">
            <text:p>71</text:p>
          </table:table-cell>
          <table:table-cell table:style-name="ACE-19" office:value-type="float" office:value="21">
            <text:p>21</text:p>
          </table:table-cell>
          <table:table-cell table:style-name="ACE-19" office:value-type="float" office:value="24">
            <text:p>24</text:p>
          </table:table-cell>
          <table:table-cell table:style-name="ACE-19" office:value-type="float" office:value="50">
            <text:p>50</text:p>
          </table:table-cell>
          <table:table-cell table:style-name="ACE-19"/>
          <table:table-cell table:style-name="ACE-19" office:value-type="float" office:value="9900">
            <text:p>9900</text:p>
          </table:table-cell>
          <table:table-cell table:style-name="ACE-19" office:value-type="float" office:value="140">
            <text:p>140</text:p>
          </table:table-cell>
          <table:table-cell table:style-name="ACE-24" office:value-type="float" office:value="-0.11908932">
            <text:p>−0.1</text:p>
          </table:table-cell>
          <table:table-cell table:style-name="ACE-24" office:value-type="float" office:value="2.0385289000000002">
            <text:p>2.0</text:p>
          </table:table-cell>
          <table:table-cell table:style-name="ACE-21" table:formula="of:=(EXP([.W4]/-8033))*0.97499999999999998^2/(1+[.Y4]/1000)^2" office:value-type="float" office:value="0.27725608480962949">
            <text:p>0.2773</text:p>
          </table:table-cell>
          <table:table-cell table:style-name="ACE-20" table:formula="of:=ROUND(-8033*LN([.AA4]);0)" office:value-type="float" office:value="10305">
            <text:p>10305</text:p>
          </table:table-cell>
          <table:table-cell table:style-name="ACE-20" table:formula="of:=ROUND(SQRT([.X4]^2+(16.065999999999999*[.Z4])^2))" office:value-type="float" office:value="144">
            <text:p>144</text:p>
          </table:table-cell>
          <table:table-cell table:number-columns-repeated="227" table:style-name="ACE-19"/>
        </table:table-row>
        <table:table-row table:style-name="AROW-6" table:number-rows-repeated="1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6" table:number-rows-repeated="37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6" table:number-rows-repeated="65482">
          <table:table-cell table:number-columns-repeated="256"/>
        </table:table-row>
        <table:named-expressions>
          <table:named-expression table:name="Sheet_Title" table:expression="of:=&quot;Funder1972&quot;" table:base-cell-address="$'Funder1972'.$A$1"/>
          <table:named-expression table:name="Print_Area" table:expression="of:=#REF!" table:base-cell-address="$'Funder1972'.$A$1"/>
        </table:named-expressions>
        <gnm:selections gnm:cursor-col="15" gnm:cursor-row="1">
          <gnm:selection gnm:start-col="15" gnm:start-row="1" gnm:end-col="15" gnm:end-row="1"/>
        </gnm:selections>
      </table:table>
      <table:table table:name="Hjort1979" table:style-name="ta-5" table:print="true">
        <office:forms form:automatic-focus="false" form:apply-design-mode="false">
          <form:form/>
        </office:forms>
        <table:table-column table:default-cell-style-name="ACE-25" table:style-name="ACOL-0" table:number-columns-repeated="3"/>
        <table:table-column table:default-cell-style-name="ACE-25" table:style-name="ACOL-17"/>
        <table:table-column table:default-cell-style-name="ACE-25" table:style-name="ACOL-18"/>
        <table:table-column table:default-cell-style-name="ACE-25" table:style-name="ACOL-19"/>
        <table:table-column table:default-cell-style-name="ACE-25" table:style-name="ACOL-0" table:number-columns-repeated="14"/>
        <table:table-column table:default-cell-style-name="ACE-25" table:style-name="ACOL-0"/>
        <table:table-column table:default-cell-style-name="ACE-25" table:style-name="ACOL-0"/>
        <table:table-column table:default-cell-style-name="ACE-25" table:style-name="ACOL-0" table:number-columns-repeated="234"/>
        <table:table-row table:style-name="AROW-1">
          <table:table-cell table:style-name="ACE-25" office:value-type="string">
            <text:p>No.</text:p>
          </table:table-cell>
          <table:table-cell table:style-name="ACE-25" office:value-type="string">
            <text:p>14C age B.P. Corr</text:p>
          </table:table-cell>
          <table:table-cell table:style-name="ACE-25" office:value-type="string">
            <text:p>14C age B.P. Orig.</text:p>
          </table:table-cell>
          <table:table-cell table:style-name="ACE-25"/>
          <table:table-cell table:style-name="ACE-25" office:value-type="string">
            <text:p>Lab. No.</text:p>
          </table:table-cell>
          <table:table-cell table:style-name="ACE-25" office:value-type="string">
            <text:p>References</text:p>
          </table:table-cell>
          <table:table-cell table:style-name="ACE-25"/>
          <table:table-cell table:style-name="ACE-25" office:value-type="string">
            <text:p>fractionation check</text:p>
          </table:table-cell>
          <table:table-cell table:style-name="ACE-25" office:value-type="string">
            <text:p>reference</text:p>
          </table:table-cell>
          <table:table-cell table:style-name="ACE-25" office:value-type="string">
            <text:p>Material</text:p>
          </table:table-cell>
          <table:table-cell table:style-name="ACE-25" office:value-type="string">
            <text:p>lat</text:p>
          </table:table-cell>
          <table:table-cell table:style-name="ACE-25" office:value-type="string">
            <text:p>min</text:p>
          </table:table-cell>
          <table:table-cell table:style-name="ACE-25" office:value-type="string">
            <text:p>lon</text:p>
          </table:table-cell>
          <table:table-cell table:style-name="ACE-25" office:value-type="string">
            <text:p>min</text:p>
          </table:table-cell>
          <table:table-cell table:style-name="ACE-26" office:value-type="string">
            <text:p>Latitude</text:p>
          </table:table-cell>
          <table:table-cell table:style-name="ACE-26" office:value-type="string">
            <text:p>Longitude</text:p>
          </table:table-cell>
          <table:table-cell table:style-name="ACE-25" office:value-type="string">
            <text:p>type</text:p>
          </table:table-cell>
          <table:table-cell table:style-name="ACE-25" office:value-type="string">
            <text:p>RSL</text:p>
          </table:table-cell>
          <table:table-cell table:style-name="ACE-25" office:value-type="string">
            <text:p>RSL_2sigma_upper</text:p>
          </table:table-cell>
          <table:table-cell table:style-name="ACE-25" office:value-type="string">
            <text:p>RSL_2sigma_lower</text:p>
          </table:table-cell>
          <table:table-cell table:number-columns-repeated="236" table:style-name="ACE-25"/>
        </table:table-row>
        <table:table-row table:style-name="AROW-1">
          <table:table-cell table:style-name="ACE-25" office:value-type="float" office:value="1">
            <text:p>1</text:p>
          </table:table-cell>
          <table:table-cell table:style-name="ACE-25" office:value-type="float" office:value="8640">
            <text:p>8640</text:p>
          </table:table-cell>
          <table:table-cell table:style-name="ACE-25" office:value-type="float" office:value="9190">
            <text:p>919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 1289</text:p>
          </table:table-cell>
          <table:table-cell table:style-name="ACE-25" office:value-type="string">
            <text:p>HBkansson1978</text:p>
          </table:table-cell>
          <table:table-cell table:style-name="ACE-25" office:value-type="string">
            <text:p>already done</text:p>
          </table:table-cell>
          <table:table-cell table:style-name="ACE-25" table:formula="of:=[.C2]-[.B2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2">
            <text:p>2</text:p>
          </table:table-cell>
          <table:table-cell table:style-name="ACE-25" office:value-type="float" office:value="8945">
            <text:p>8945</text:p>
          </table:table-cell>
          <table:table-cell table:style-name="ACE-25" office:value-type="float" office:value="9470">
            <text:p>947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1300:I</text:p>
          </table:table-cell>
          <table:table-cell table:style-name="ACE-25" office:value-type="string">
            <text:p>HBkansson1978</text:p>
          </table:table-cell>
          <table:table-cell table:style-name="ACE-25" office:value-type="string">
            <text:p>already done</text:p>
          </table:table-cell>
          <table:table-cell table:style-name="ACE-25" table:formula="of:=[.C3]-[.B3]" office:value-type="float" office:value="525">
            <text:p>525</text:p>
          </table:table-cell>
          <table:table-cell table:number-columns-repeated="248" table:style-name="ACE-25"/>
        </table:table-row>
        <table:table-row table:style-name="AROW-1">
          <table:table-cell table:number-columns-repeated="2" table:style-name="ACE-25"/>
          <table:table-cell table:style-name="ACE-25" office:value-type="float" office:value="9520">
            <text:p>952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1300:2</text:p>
          </table:table-cell>
          <table:table-cell table:style-name="ACE-25"/>
          <table:table-cell table:style-name="ACE-25" office:value-type="string">
            <text:p>already done</text:p>
          </table:table-cell>
          <table:table-cell table:style-name="ACE-25" office:value-type="string">
            <text:p>-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3">
            <text:p>3</text:p>
          </table:table-cell>
          <table:table-cell table:style-name="ACE-25" office:value-type="float" office:value="8380">
            <text:p>8380</text:p>
          </table:table-cell>
          <table:table-cell table:style-name="ACE-25" office:value-type="float" office:value="8930">
            <text:p>893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1303</text:p>
          </table:table-cell>
          <table:table-cell table:style-name="ACE-25" office:value-type="string">
            <text:p>HBkansson 1978</text:p>
          </table:table-cell>
          <table:table-cell table:style-name="ACE-25" office:value-type="string">
            <text:p>already done</text:p>
          </table:table-cell>
          <table:table-cell table:style-name="ACE-25" table:formula="of:=[.C5]-[.B5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4">
            <text:p>4</text:p>
          </table:table-cell>
          <table:table-cell table:style-name="ACE-25" office:value-type="float" office:value="9260">
            <text:p>9260</text:p>
          </table:table-cell>
          <table:table-cell table:style-name="ACE-25" office:value-type="float" office:value="9810">
            <text:p>9810</text:p>
          </table:table-cell>
          <table:table-cell table:style-name="ACE-25" office:value-type="float" office:value="95">
            <text:p>95</text:p>
          </table:table-cell>
          <table:table-cell table:style-name="ACE-25" office:value-type="string">
            <text:p>Lu-1384</text:p>
          </table:table-cell>
          <table:table-cell table:style-name="ACE-25" office:value-type="string">
            <text:p>Hikansson 1978</text:p>
          </table:table-cell>
          <table:table-cell table:style-name="ACE-25" office:value-type="string">
            <text:p>already done</text:p>
          </table:table-cell>
          <table:table-cell table:style-name="ACE-25" table:formula="of:=[.C6]-[.B6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5">
            <text:p>5</text:p>
          </table:table-cell>
          <table:table-cell table:style-name="ACE-25" office:value-type="float" office:value="8685">
            <text:p>8685</text:p>
          </table:table-cell>
          <table:table-cell table:style-name="ACE-25" office:value-type="float" office:value="8835">
            <text:p>8835</text:p>
          </table:table-cell>
          <table:table-cell table:style-name="ACE-25" office:value-type="float" office:value="130">
            <text:p>130</text:p>
          </table:table-cell>
          <table:table-cell table:style-name="ACE-25" office:value-type="string">
            <text:p>I-9133</text:p>
          </table:table-cell>
          <table:table-cell table:style-name="ACE-25" office:value-type="string">
            <text:p>Weidick 1977; Funder</text:p>
          </table:table-cell>
          <table:table-cell table:style-name="ACE-25" office:value-type="string">
            <text:p>already done</text:p>
          </table:table-cell>
          <table:table-cell table:style-name="ACE-25" table:formula="of:=[.C7]-[.B7]" office:value-type="float" office:value="150">
            <text:p>150</text:p>
          </table:table-cell>
          <table:table-cell table:style-name="ACE-25" office:value-type="string">
            <text:p>Hjort1979,Weidick1977</text:p>
          </table:table-cell>
          <table:table-cell table:style-name="ACE-25" office:value-type="string">
            <text:p>Mya truncata</text:p>
          </table:table-cell>
          <table:table-cell table:style-name="ACE-25" office:value-type="float" office:value="74">
            <text:p>74</text:p>
          </table:table-cell>
          <table:table-cell table:style-name="ACE-25" office:value-type="float" office:value="24">
            <text:p>24</text:p>
          </table:table-cell>
          <table:table-cell table:style-name="ACE-25" office:value-type="float" office:value="20">
            <text:p>20</text:p>
          </table:table-cell>
          <table:table-cell table:style-name="ACE-25" office:value-type="float" office:value="15">
            <text:p>15</text:p>
          </table:table-cell>
          <table:table-cell table:style-name="ACE-25" table:formula="of:=ROUND([.K7]+[.L7]/60;3)" office:value-type="float" office:value="74.400000000000006">
            <text:p>74.4</text:p>
          </table:table-cell>
          <table:table-cell table:style-name="ACE-25" table:formula="of:=ROUND(-([.M7]+[.N7]/60);3)" office:value-type="float" office:value="-20.25">
            <text:p>−20.25</text:p>
          </table:table-cell>
          <table:table-cell table:style-name="ACE-25" office:value-type="float" office:value="-1">
            <text:p>−1</text:p>
          </table:table-cell>
          <table:table-cell table:style-name="ACE-25" office:value-type="float" office:value="31">
            <text:p>31</text:p>
          </table:table-cell>
          <table:table-cell table:style-name="ACE-25" table:formula="of:=ROUND([.R7]*0.20000000000000001;1)" office:value-type="float" office:value="6.2000000000000002">
            <text:p>6.2</text:p>
          </table:table-cell>
          <table:table-cell table:style-name="ACE-25" table:formula="of:=ROUND([.R7]*0.20000000000000001;1)" office:value-type="float" office:value="6.2000000000000002">
            <text:p>6.2</text:p>
          </table:table-cell>
          <table:table-cell table:number-columns-repeated="236" table:style-name="ACE-25"/>
        </table:table-row>
        <table:table-row table:style-name="AROW-1">
          <table:table-cell table:style-name="ACE-25" office:value-type="float" office:value="6">
            <text:p>6</text:p>
          </table:table-cell>
          <table:table-cell table:style-name="ACE-25" office:value-type="float" office:value="9105">
            <text:p>9105</text:p>
          </table:table-cell>
          <table:table-cell table:style-name="ACE-25" office:value-type="float" office:value="9255">
            <text:p>9255</text:p>
          </table:table-cell>
          <table:table-cell table:style-name="ACE-25" office:value-type="float" office:value="140">
            <text:p>140</text:p>
          </table:table-cell>
          <table:table-cell table:style-name="ACE-25" office:value-type="string">
            <text:p>I-9139</text:p>
          </table:table-cell>
          <table:table-cell table:style-name="ACE-25" office:value-type="string">
            <text:p>Weidick 1977; Funder</text:p>
          </table:table-cell>
          <table:table-cell table:style-name="ACE-25" office:value-type="string">
            <text:p>already done</text:p>
          </table:table-cell>
          <table:table-cell table:style-name="ACE-25" table:formula="of:=[.C8]-[.B8]" office:value-type="float" office:value="150">
            <text:p>150</text:p>
          </table:table-cell>
          <table:table-cell table:style-name="ACE-25" office:value-type="string">
            <text:p>Hjort1979,Weidick1977</text:p>
          </table:table-cell>
          <table:table-cell table:style-name="ACE-25" office:value-type="string">
            <text:p>Mya truncata</text:p>
          </table:table-cell>
          <table:table-cell table:style-name="ACE-25" office:value-type="float" office:value="74">
            <text:p>74</text:p>
          </table:table-cell>
          <table:table-cell table:style-name="ACE-25" office:value-type="float" office:value="6">
            <text:p>6</text:p>
          </table:table-cell>
          <table:table-cell table:style-name="ACE-25" office:value-type="float" office:value="21">
            <text:p>21</text:p>
          </table:table-cell>
          <table:table-cell table:style-name="ACE-25" office:value-type="float" office:value="16">
            <text:p>16</text:p>
          </table:table-cell>
          <table:table-cell table:style-name="ACE-25" table:formula="of:=ROUND([.K8]+[.L8]/60;3)" office:value-type="float" office:value="74.099999999999994">
            <text:p>74.1</text:p>
          </table:table-cell>
          <table:table-cell table:style-name="ACE-25" table:formula="of:=ROUND(-([.M8]+[.N8]/60);3)" office:value-type="float" office:value="-21.266999999999999">
            <text:p>−21.267</text:p>
          </table:table-cell>
          <table:table-cell table:style-name="ACE-25" office:value-type="float" office:value="-1">
            <text:p>−1</text:p>
          </table:table-cell>
          <table:table-cell table:style-name="ACE-25" office:value-type="float" office:value="40">
            <text:p>40</text:p>
          </table:table-cell>
          <table:table-cell table:style-name="ACE-25" table:formula="of:=ROUND([.R8]*0.20000000000000001;1)" office:value-type="float" office:value="8">
            <text:p>8</text:p>
          </table:table-cell>
          <table:table-cell table:style-name="ACE-25" table:formula="of:=ROUND([.R8]*0.20000000000000001;1)" office:value-type="float" office:value="8">
            <text:p>8</text:p>
          </table:table-cell>
          <table:table-cell table:number-columns-repeated="236" table:style-name="ACE-25"/>
        </table:table-row>
        <table:table-row table:style-name="AROW-1">
          <table:table-cell table:style-name="ACE-25" office:value-type="float" office:value="7">
            <text:p>7</text:p>
          </table:table-cell>
          <table:table-cell table:style-name="ACE-25" office:value-type="float" office:value="10170">
            <text:p>10170</text:p>
          </table:table-cell>
          <table:table-cell table:style-name="ACE-25" office:value-type="float" office:value="10720">
            <text:p>10720</text:p>
          </table:table-cell>
          <table:table-cell table:style-name="ACE-25" office:value-type="float" office:value="150">
            <text:p>150</text:p>
          </table:table-cell>
          <table:table-cell table:style-name="ACE-25" office:value-type="string">
            <text:p>Lu-882</text:p>
          </table:table-cell>
          <table:table-cell table:style-name="ACE-25" office:value-type="string">
            <text:p>HBkansson 1975</text:p>
          </table:table-cell>
          <table:table-cell table:style-name="ACE-25" office:value-type="string">
            <text:p>already done</text:p>
          </table:table-cell>
          <table:table-cell table:style-name="ACE-25" table:formula="of:=[.C9]-[.B9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8">
            <text:p>8</text:p>
          </table:table-cell>
          <table:table-cell table:style-name="ACE-25" office:value-type="float" office:value="8740">
            <text:p>8740</text:p>
          </table:table-cell>
          <table:table-cell table:style-name="ACE-25" office:value-type="float" office:value="9290">
            <text:p>929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886</text:p>
          </table:table-cell>
          <table:table-cell table:style-name="ACE-25" office:value-type="string">
            <text:p>HBkansson 1975</text:p>
          </table:table-cell>
          <table:table-cell table:style-name="ACE-25" office:value-type="string">
            <text:p>already done</text:p>
          </table:table-cell>
          <table:table-cell table:style-name="ACE-25" table:formula="of:=[.C10]-[.B10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9">
            <text:p>9</text:p>
          </table:table-cell>
          <table:table-cell table:style-name="ACE-25" office:value-type="float" office:value="8540">
            <text:p>8540</text:p>
          </table:table-cell>
          <table:table-cell table:style-name="ACE-25" office:value-type="float" office:value="8690">
            <text:p>8690</text:p>
          </table:table-cell>
          <table:table-cell table:style-name="ACE-25" office:value-type="float" office:value="130">
            <text:p>130</text:p>
          </table:table-cell>
          <table:table-cell table:style-name="ACE-25" office:value-type="string">
            <text:p>K-2418</text:p>
          </table:table-cell>
          <table:table-cell table:style-name="ACE-25" office:value-type="string">
            <text:p>Weidick 1976~; Funder</text:p>
          </table:table-cell>
          <table:table-cell table:style-name="ACE-25" office:value-type="string">
            <text:p>already done</text:p>
          </table:table-cell>
          <table:table-cell table:style-name="ACE-25" table:formula="of:=[.C11]-[.B11]" office:value-type="float" office:value="150">
            <text:p>1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0">
            <text:p>10</text:p>
          </table:table-cell>
          <table:table-cell table:style-name="ACE-25" office:value-type="float" office:value="9055">
            <text:p>9055</text:p>
          </table:table-cell>
          <table:table-cell table:style-name="ACE-25" office:value-type="float" office:value="9205">
            <text:p>9205</text:p>
          </table:table-cell>
          <table:table-cell table:style-name="ACE-25" office:value-type="float" office:value="250">
            <text:p>250</text:p>
          </table:table-cell>
          <table:table-cell table:style-name="ACE-25" office:value-type="string">
            <text:p>I-9102</text:p>
          </table:table-cell>
          <table:table-cell table:style-name="ACE-25" office:value-type="string">
            <text:p>Weidick 1977: Funder</text:p>
          </table:table-cell>
          <table:table-cell table:style-name="ACE-25" office:value-type="string">
            <text:p>already done</text:p>
          </table:table-cell>
          <table:table-cell table:style-name="ACE-25" table:formula="of:=[.C12]-[.B12]" office:value-type="float" office:value="150">
            <text:p>1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1">
            <text:p>11</text:p>
          </table:table-cell>
          <table:table-cell table:style-name="ACE-25" office:value-type="float" office:value="9060">
            <text:p>9060</text:p>
          </table:table-cell>
          <table:table-cell table:style-name="ACE-25" office:value-type="float" office:value="9610">
            <text:p>9610</text:p>
          </table:table-cell>
          <table:table-cell table:style-name="ACE-25" office:value-type="float" office:value="95">
            <text:p>95</text:p>
          </table:table-cell>
          <table:table-cell table:style-name="ACE-25" office:value-type="string">
            <text:p>Lu-533</text:p>
          </table:table-cell>
          <table:table-cell table:style-name="ACE-25" office:value-type="string">
            <text:p>HBkansson 1973</text:p>
          </table:table-cell>
          <table:table-cell table:style-name="ACE-25" office:value-type="string">
            <text:p>already done</text:p>
          </table:table-cell>
          <table:table-cell table:style-name="ACE-25" table:formula="of:=[.C13]-[.B13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2">
            <text:p>12</text:p>
          </table:table-cell>
          <table:table-cell table:style-name="ACE-25" office:value-type="float" office:value="9190">
            <text:p>9190</text:p>
          </table:table-cell>
          <table:table-cell table:style-name="ACE-25" office:value-type="float" office:value="9740">
            <text:p>974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646</text:p>
          </table:table-cell>
          <table:table-cell table:style-name="ACE-25" office:value-type="string">
            <text:p>Hikansson 1973</text:p>
          </table:table-cell>
          <table:table-cell table:style-name="ACE-25" office:value-type="string">
            <text:p>already done</text:p>
          </table:table-cell>
          <table:table-cell table:style-name="ACE-25" table:formula="of:=[.C14]-[.B14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3">
            <text:p>13</text:p>
          </table:table-cell>
          <table:table-cell table:style-name="ACE-25" office:value-type="float" office:value="7720">
            <text:p>7720</text:p>
          </table:table-cell>
          <table:table-cell table:style-name="ACE-25" office:value-type="float" office:value="8270">
            <text:p>8270</text:p>
          </table:table-cell>
          <table:table-cell table:style-name="ACE-25" office:value-type="float" office:value="80">
            <text:p>80</text:p>
          </table:table-cell>
          <table:table-cell table:style-name="ACE-25" office:value-type="string">
            <text:p>Lu-825</text:p>
          </table:table-cell>
          <table:table-cell table:style-name="ACE-25" office:value-type="string">
            <text:p>HBkansson 1974</text:p>
          </table:table-cell>
          <table:table-cell table:style-name="ACE-25" office:value-type="string">
            <text:p>already done</text:p>
          </table:table-cell>
          <table:table-cell table:style-name="ACE-25" table:formula="of:=[.C15]-[.B15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4">
            <text:p>14</text:p>
          </table:table-cell>
          <table:table-cell table:style-name="ACE-25" office:value-type="float" office:value="8770">
            <text:p>8770</text:p>
          </table:table-cell>
          <table:table-cell table:style-name="ACE-25" office:value-type="float" office:value="9320">
            <text:p>9320</text:p>
          </table:table-cell>
          <table:table-cell table:style-name="ACE-25" office:value-type="float" office:value="90">
            <text:p>90</text:p>
          </table:table-cell>
          <table:table-cell table:style-name="ACE-25" office:value-type="string">
            <text:p>Lu-529</text:p>
          </table:table-cell>
          <table:table-cell table:style-name="ACE-25" office:value-type="string">
            <text:p>HBkansson 1972</text:p>
          </table:table-cell>
          <table:table-cell table:style-name="ACE-25" office:value-type="string">
            <text:p>already done</text:p>
          </table:table-cell>
          <table:table-cell table:style-name="ACE-25" table:formula="of:=[.C16]-[.B16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5">
            <text:p>15</text:p>
          </table:table-cell>
          <table:table-cell table:style-name="ACE-25" office:value-type="float" office:value="9430">
            <text:p>9430</text:p>
          </table:table-cell>
          <table:table-cell table:style-name="ACE-25" office:value-type="float" office:value="9980">
            <text:p>9980</text:p>
          </table:table-cell>
          <table:table-cell table:style-name="ACE-25" office:value-type="float" office:value="95">
            <text:p>95</text:p>
          </table:table-cell>
          <table:table-cell table:style-name="ACE-25" office:value-type="string">
            <text:p>Lu-712</text:p>
          </table:table-cell>
          <table:table-cell table:style-name="ACE-25" office:value-type="string">
            <text:p>HBkansson 1974</text:p>
          </table:table-cell>
          <table:table-cell table:style-name="ACE-25" office:value-type="string">
            <text:p>already done</text:p>
          </table:table-cell>
          <table:table-cell table:style-name="ACE-25" table:formula="of:=[.C17]-[.B17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6">
            <text:p>16</text:p>
          </table:table-cell>
          <table:table-cell table:style-name="ACE-25" office:value-type="float" office:value="8000">
            <text:p>8000</text:p>
          </table:table-cell>
          <table:table-cell table:style-name="ACE-25" office:value-type="float" office:value="8550">
            <text:p>8550</text:p>
          </table:table-cell>
          <table:table-cell table:style-name="ACE-25" office:value-type="float" office:value="85">
            <text:p>85</text:p>
          </table:table-cell>
          <table:table-cell table:style-name="ACE-25" office:value-type="string">
            <text:p>Lu-792</text:p>
          </table:table-cell>
          <table:table-cell table:style-name="ACE-25" office:value-type="string">
            <text:p>HPkansson 1974</text:p>
          </table:table-cell>
          <table:table-cell table:style-name="ACE-25" office:value-type="string">
            <text:p>already done</text:p>
          </table:table-cell>
          <table:table-cell table:style-name="ACE-25" table:formula="of:=[.C18]-[.B18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7">
            <text:p>17</text:p>
          </table:table-cell>
          <table:table-cell table:style-name="ACE-25" office:value-type="float" office:value="9060">
            <text:p>9060</text:p>
          </table:table-cell>
          <table:table-cell table:style-name="ACE-25" office:value-type="float" office:value="9610">
            <text:p>9610</text:p>
          </table:table-cell>
          <table:table-cell table:style-name="ACE-25" office:value-type="float" office:value="5">
            <text:p>5</text:p>
          </table:table-cell>
          <table:table-cell table:style-name="ACE-25" office:value-type="string">
            <text:p>Lu-647</text:p>
          </table:table-cell>
          <table:table-cell table:style-name="ACE-25" office:value-type="string">
            <text:p>HBkansson 1973</text:p>
          </table:table-cell>
          <table:table-cell table:style-name="ACE-25" office:value-type="string">
            <text:p>already done</text:p>
          </table:table-cell>
          <table:table-cell table:style-name="ACE-25" table:formula="of:=[.C19]-[.B19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8">
            <text:p>18</text:p>
          </table:table-cell>
          <table:table-cell table:style-name="ACE-25" office:value-type="float" office:value="8960">
            <text:p>8960</text:p>
          </table:table-cell>
          <table:table-cell table:style-name="ACE-25" office:value-type="float" office:value="9510">
            <text:p>9510</text:p>
          </table:table-cell>
          <table:table-cell table:style-name="ACE-25" office:value-type="float" office:value="100">
            <text:p>100</text:p>
          </table:table-cell>
          <table:table-cell table:style-name="ACE-25" office:value-type="string">
            <text:p>Lu-789</text:p>
          </table:table-cell>
          <table:table-cell table:style-name="ACE-25" office:value-type="string">
            <text:p>HBkansson 1974</text:p>
          </table:table-cell>
          <table:table-cell table:style-name="ACE-25" office:value-type="string">
            <text:p>already done</text:p>
          </table:table-cell>
          <table:table-cell table:style-name="ACE-25" table:formula="of:=[.C20]-[.B20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19">
            <text:p>19</text:p>
          </table:table-cell>
          <table:table-cell table:style-name="ACE-25" office:value-type="float" office:value="9330">
            <text:p>9330</text:p>
          </table:table-cell>
          <table:table-cell table:style-name="ACE-25" office:value-type="float" office:value="9880">
            <text:p>9880</text:p>
          </table:table-cell>
          <table:table-cell table:style-name="ACE-25" office:value-type="float" office:value="95">
            <text:p>95</text:p>
          </table:table-cell>
          <table:table-cell table:style-name="ACE-25" office:value-type="string">
            <text:p>Lu-764</text:p>
          </table:table-cell>
          <table:table-cell table:style-name="ACE-25" office:value-type="string">
            <text:p>HAkansson 1974</text:p>
          </table:table-cell>
          <table:table-cell table:style-name="ACE-25" office:value-type="string">
            <text:p>already done</text:p>
          </table:table-cell>
          <table:table-cell table:style-name="ACE-25" table:formula="of:=[.C21]-[.B21]" office:value-type="float" office:value="550">
            <text:p>5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20">
            <text:p>20</text:p>
          </table:table-cell>
          <table:table-cell table:style-name="ACE-25" office:value-type="float" office:value="8520">
            <text:p>8520</text:p>
          </table:table-cell>
          <table:table-cell table:style-name="ACE-25" office:value-type="float" office:value="8670">
            <text:p>8670</text:p>
          </table:table-cell>
          <table:table-cell table:style-name="ACE-25" office:value-type="float" office:value="130">
            <text:p>130</text:p>
          </table:table-cell>
          <table:table-cell table:style-name="ACE-25" office:value-type="string">
            <text:p>K-2385</text:p>
          </table:table-cell>
          <table:table-cell table:style-name="ACE-25" office:value-type="string">
            <text:p>Street 1977</text:p>
          </table:table-cell>
          <table:table-cell table:style-name="ACE-25" office:value-type="string">
            <text:p>already done</text:p>
          </table:table-cell>
          <table:table-cell table:style-name="ACE-25" table:formula="of:=[.C22]-[.B22]" office:value-type="float" office:value="150">
            <text:p>1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21">
            <text:p>21</text:p>
          </table:table-cell>
          <table:table-cell table:style-name="ACE-25" office:value-type="float" office:value="9750">
            <text:p>9750</text:p>
          </table:table-cell>
          <table:table-cell table:style-name="ACE-25" office:value-type="float" office:value="9900">
            <text:p>9900</text:p>
          </table:table-cell>
          <table:table-cell table:style-name="ACE-25" office:value-type="float" office:value="140">
            <text:p>140</text:p>
          </table:table-cell>
          <table:table-cell table:style-name="ACE-25" office:value-type="string">
            <text:p>K-1915</text:p>
          </table:table-cell>
          <table:table-cell table:style-name="ACE-25" office:value-type="string">
            <text:p>Funder 1972b. 1978</text:p>
          </table:table-cell>
          <table:table-cell table:style-name="ACE-25" office:value-type="string">
            <text:p>already done</text:p>
          </table:table-cell>
          <table:table-cell table:style-name="ACE-25" table:formula="of:=[.C23]-[.B23]" office:value-type="float" office:value="150">
            <text:p>150</text:p>
          </table:table-cell>
          <table:table-cell table:number-columns-repeated="248" table:style-name="ACE-25"/>
        </table:table-row>
        <table:table-row table:style-name="AROW-1">
          <table:table-cell table:style-name="ACE-25" office:value-type="float" office:value="22">
            <text:p>22</text:p>
          </table:table-cell>
          <table:table-cell table:style-name="ACE-25" office:value-type="string">
            <text:p>-</text:p>
          </table:table-cell>
          <table:table-cell table:style-name="ACE-25" office:value-type="float" office:value="9630">
            <text:p>9630</text:p>
          </table:table-cell>
          <table:table-cell table:style-name="ACE-25" office:value-type="float" office:value="120">
            <text:p>120</text:p>
          </table:table-cell>
          <table:table-cell table:style-name="ACE-25" office:value-type="string">
            <text:p>K-1916</text:p>
          </table:table-cell>
          <table:table-cell table:style-name="ACE-25" office:value-type="string">
            <text:p>Funder 1972b. 1978</text:p>
          </table:table-cell>
          <table:table-cell table:style-name="ACE-25" office:value-type="string">
            <text:p>already done</text:p>
          </table:table-cell>
          <table:table-cell table:number-columns-repeated="249" table:style-name="ACE-25"/>
        </table:table-row>
        <table:table-row table:style-name="AROW-0" table:number-rows-repeated="65512">
          <table:table-cell table:number-columns-repeated="256"/>
        </table:table-row>
        <table:named-expressions>
          <table:named-expression table:name="Sheet_Title" table:expression="of:=&quot;Hjort1979&quot;" table:base-cell-address="$'Hjort1979'.$A$1"/>
          <table:named-expression table:name="Print_Area" table:expression="of:=#REF!" table:base-cell-address="$'Hjort1979'.$A$1"/>
        </table:named-expressions>
        <gnm:selections gnm:cursor-col="5" gnm:cursor-row="23">
          <gnm:selection gnm:start-col="5" gnm:start-row="23" gnm:end-col="5" gnm:end-row="23"/>
        </gnm:selections>
      </table:table>
      <table:table table:name="Hjort1981" table:style-name="ta-6" table:print="true">
        <office:forms form:automatic-focus="false" form:apply-design-mode="false">
          <form:form/>
        </office:forms>
        <table:table-column table:default-cell-style-name="ACE-27" table:style-name="ACOL-0"/>
        <table:table-column table:default-cell-style-name="ACE-27" table:style-name="ACOL-20"/>
        <table:table-column table:default-cell-style-name="ACE-27" table:style-name="ACOL-0"/>
        <table:table-column table:default-cell-style-name="ACE-27" table:style-name="ACOL-21"/>
        <table:table-column table:default-cell-style-name="ACE-27" table:style-name="ACOL-0" table:number-columns-repeated="16"/>
        <table:table-column table:default-cell-style-name="ACE-27" table:style-name="ACOL-0" table:number-columns-repeated="236"/>
        <table:table-row table:style-name="AROW-1">
          <table:table-cell table:style-name="ACE-27" office:value-type="string">
            <text:p>Sample</text:p>
          </table:table-cell>
          <table:table-cell table:number-columns-repeated="2" table:style-name="ACE-27"/>
          <table:table-cell table:style-name="ACE-27" office:value-type="string">
            <text:p>14C corr.</text:p>
          </table:table-cell>
          <table:table-cell table:style-name="ACE-27" office:value-type="string">
            <text:p>14C orig.</text:p>
          </table:table-cell>
          <table:table-cell table:style-name="ACE-27"/>
          <table:table-cell table:style-name="ACE-27" office:value-type="string">
            <text:p>Lab. no.</text:p>
          </table:table-cell>
          <table:table-cell table:style-name="ACE-27"/>
          <table:table-cell table:style-name="ACE-27" office:value-type="string">
            <text:p>Reference</text:p>
          </table:table-cell>
          <table:table-cell table:style-name="ACE-27" office:value-type="string">
            <text:p>Material</text:p>
          </table:table-cell>
          <table:table-cell table:style-name="ACE-27" office:value-type="string">
            <text:p>lat</text:p>
          </table:table-cell>
          <table:table-cell table:style-name="ACE-27" office:value-type="string">
            <text:p>min</text:p>
          </table:table-cell>
          <table:table-cell table:style-name="ACE-27" office:value-type="string">
            <text:p>lon</text:p>
          </table:table-cell>
          <table:table-cell table:style-name="ACE-27" office:value-type="string">
            <text:p>min</text:p>
          </table:table-cell>
          <table:table-cell table:style-name="ACE-28" office:value-type="string">
            <text:p>Latitude</text:p>
          </table:table-cell>
          <table:table-cell table:style-name="ACE-28" office:value-type="string">
            <text:p>Longitude</text:p>
          </table:table-cell>
          <table:table-cell table:style-name="ACE-27" office:value-type="string">
            <text:p>type</text:p>
          </table:table-cell>
          <table:table-cell table:style-name="ACE-27" office:value-type="string">
            <text:p>RSL</text:p>
          </table:table-cell>
          <table:table-cell table:style-name="ACE-27" office:value-type="string">
            <text:p>RSL_2sigma_upper</text:p>
          </table:table-cell>
          <table:table-cell table:style-name="ACE-27" office:value-type="string">
            <text:p>RSL_2sigma_lower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0">
            <text:p>10</text:p>
          </table:table-cell>
          <table:table-cell table:style-name="ACE-27" office:value-type="string">
            <text:p>Hochstetter F.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8640">
            <text:p>8640</text:p>
          </table:table-cell>
          <table:table-cell table:style-name="ACE-27" office:value-type="float" office:value="9190">
            <text:p>919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Lu-1289</text:p>
          </table:table-cell>
          <table:table-cell table:style-name="ACE-27"/>
          <table:table-cell table:style-name="ACE-27" office:value-type="string">
            <text:p>Hakansson1978,Hjort1981</text:p>
          </table:table-cell>
          <table:table-cell table:style-name="ACE-27" office:value-type="string">
            <text:p>Portlandia arctic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43">
            <text:p>43</text:p>
          </table:table-cell>
          <table:table-cell table:style-name="ACE-27" office:value-type="float" office:value="19">
            <text:p>19</text:p>
          </table:table-cell>
          <table:table-cell table:style-name="ACE-27" office:value-type="float" office:value="40">
            <text:p>40</text:p>
          </table:table-cell>
          <table:table-cell table:style-name="ACE-27" table:formula="of:=ROUND([.K2]+[.L2]/60;3)" office:value-type="float" office:value="75.716999999999999">
            <text:p>75.717</text:p>
          </table:table-cell>
          <table:table-cell table:style-name="ACE-27" table:formula="of:=ROUND(-([.M2]+[.N2]/60);3)" office:value-type="float" office:value="-19.667000000000002">
            <text:p>−19.667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22">
            <text:p>22</text:p>
          </table:table-cell>
          <table:table-cell table:style-name="ACE-27" table:formula="of:=ROUND([.R2]*0.20000000000000001;1)" office:value-type="float" office:value="4.4000000000000004">
            <text:p>4.4</text:p>
          </table:table-cell>
          <table:table-cell table:style-name="ACE-27" table:formula="of:=ROUND([.R2]*0.20000000000000001;1)" office:value-type="float" office:value="4.4000000000000004">
            <text:p>4.4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1">
            <text:p>11</text:p>
          </table:table-cell>
          <table:table-cell table:style-name="ACE-27" office:value-type="string">
            <text:p>Shannon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8820">
            <text:p>8820</text:p>
          </table:table-cell>
          <table:table-cell table:style-name="ACE-27" office:value-type="float" office:value="9370">
            <text:p>937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Lu-1389</text:p>
          </table:table-cell>
          <table:table-cell table:style-name="ACE-27"/>
          <table:table-cell table:style-name="ACE-27" office:value-type="string">
            <text:p>Hakansson1978,Hjort1981</text:p>
          </table:table-cell>
          <table:table-cell table:style-name="ACE-27" office:value-type="string">
            <text:p>Hiatella arctic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20">
            <text:p>20</text:p>
          </table:table-cell>
          <table:table-cell table:style-name="ACE-27" office:value-type="float" office:value="18">
            <text:p>18</text:p>
          </table:table-cell>
          <table:table-cell table:style-name="ACE-27" office:value-type="float" office:value="55">
            <text:p>55</text:p>
          </table:table-cell>
          <table:table-cell table:style-name="ACE-27" table:formula="of:=ROUND([.K3]+[.L3]/60;3)" office:value-type="float" office:value="75.332999999999998">
            <text:p>75.333</text:p>
          </table:table-cell>
          <table:table-cell table:style-name="ACE-27" table:formula="of:=ROUND(-([.M3]+[.N3]/60);3)" office:value-type="float" office:value="-18.917000000000002">
            <text:p>−18.917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41">
            <text:p>41</text:p>
          </table:table-cell>
          <table:table-cell table:style-name="ACE-27" table:formula="of:=ROUND([.R3]*0.20000000000000001;1)" office:value-type="float" office:value="8.1999999999999993">
            <text:p>8.2</text:p>
          </table:table-cell>
          <table:table-cell table:style-name="ACE-27" table:formula="of:=ROUND([.R3]*0.20000000000000001;1)" office:value-type="float" office:value="8.1999999999999993">
            <text:p>8.2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2">
            <text:p>12</text:p>
          </table:table-cell>
          <table:table-cell table:style-name="ACE-27" office:value-type="string">
            <text:p>Hochstetter F.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8850">
            <text:p>8850</text:p>
          </table:table-cell>
          <table:table-cell table:style-name="ACE-27" office:value-type="float" office:value="9400">
            <text:p>940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Lu-1386</text:p>
          </table:table-cell>
          <table:table-cell table:style-name="ACE-27"/>
          <table:table-cell table:style-name="ACE-27" office:value-type="string">
            <text:p>Hakansson1978,Hjort1981</text:p>
          </table:table-cell>
          <table:table-cell table:style-name="ACE-27" office:value-type="string">
            <text:p>Mya truncat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19">
            <text:p>19</text:p>
          </table:table-cell>
          <table:table-cell table:style-name="ACE-27" office:value-type="float" office:value="19">
            <text:p>19</text:p>
          </table:table-cell>
          <table:table-cell table:style-name="ACE-27" office:value-type="float" office:value="25">
            <text:p>25</text:p>
          </table:table-cell>
          <table:table-cell table:style-name="ACE-27" table:formula="of:=ROUND([.K4]+[.L4]/60;3)" office:value-type="float" office:value="75.316999999999993">
            <text:p>75.317</text:p>
          </table:table-cell>
          <table:table-cell table:style-name="ACE-27" table:formula="of:=ROUND(-([.M4]+[.N4]/60);3)" office:value-type="float" office:value="-19.417000000000002">
            <text:p>−19.417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0">
            <text:p>30</text:p>
          </table:table-cell>
          <table:table-cell table:style-name="ACE-27" table:formula="of:=ROUND([.R4]*0.20000000000000001;1)" office:value-type="float" office:value="6">
            <text:p>6</text:p>
          </table:table-cell>
          <table:table-cell table:style-name="ACE-27" table:formula="of:=ROUND([.R4]*0.20000000000000001;1)" office:value-type="float" office:value="6">
            <text:p>6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3">
            <text:p>13</text:p>
          </table:table-cell>
          <table:table-cell table:style-name="ACE-27" office:value-type="string">
            <text:p>Hochstetter F.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8945">
            <text:p>8945</text:p>
          </table:table-cell>
          <table:table-cell table:style-name="ACE-27" office:value-type="float" office:value="9470">
            <text:p>947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Lu-1300-1</text:p>
          </table:table-cell>
          <table:table-cell table:style-name="ACE-27" office:value-type="string">
            <text:p>inner fraction</text:p>
          </table:table-cell>
          <table:table-cell table:style-name="ACE-27" office:value-type="string">
            <text:p>Hakansson1978,Hjort1981</text:p>
          </table:table-cell>
          <table:table-cell table:style-name="ACE-27" office:value-type="string">
            <text:p>Hiatella arctic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17">
            <text:p>17</text:p>
          </table:table-cell>
          <table:table-cell table:style-name="ACE-27" office:value-type="float" office:value="19">
            <text:p>19</text:p>
          </table:table-cell>
          <table:table-cell table:style-name="ACE-27" office:value-type="float" office:value="28">
            <text:p>28</text:p>
          </table:table-cell>
          <table:table-cell table:style-name="ACE-27" table:formula="of:=ROUND([.K5]+[.L5]/60;3)" office:value-type="float" office:value="75.283000000000001">
            <text:p>75.283</text:p>
          </table:table-cell>
          <table:table-cell table:style-name="ACE-27" table:formula="of:=ROUND(-([.M5]+[.N5]/60);3)" office:value-type="float" office:value="-19.466999999999999">
            <text:p>−19.467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13">
            <text:p>13</text:p>
          </table:table-cell>
          <table:table-cell table:style-name="ACE-27" table:formula="of:=ROUND([.R5]*0.20000000000000001;1)" office:value-type="float" office:value="2.6000000000000001">
            <text:p>2.6</text:p>
          </table:table-cell>
          <table:table-cell table:style-name="ACE-27" table:formula="of:=ROUND([.R5]*0.20000000000000001;1)" office:value-type="float" office:value="2.6000000000000001">
            <text:p>2.6</text:p>
          </table:table-cell>
          <table:table-cell table:number-columns-repeated="236" table:style-name="ACE-27"/>
        </table:table-row>
        <table:table-row table:style-name="AROW-1">
          <table:table-cell table:number-columns-repeated="2" table:style-name="ACE-27"/>
          <table:table-cell table:style-name="ACE-27" office:value-type="string">
            <text:p>shells</text:p>
          </table:table-cell>
          <table:table-cell table:style-name="ACE-27"/>
          <table:table-cell table:style-name="ACE-27" office:value-type="float" office:value="9520">
            <text:p>952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Lu-1300-2</text:p>
          </table:table-cell>
          <table:table-cell table:style-name="ACE-27" office:value-type="string">
            <text:p>outer fraction</text:p>
          </table:table-cell>
          <table:table-cell table:style-name="ACE-27" office:value-type="string">
            <text:p>Hakansson1978,Hjort1981</text:p>
          </table:table-cell>
          <table:table-cell table:number-columns-repeated="5" table:style-name="ACE-27"/>
          <table:table-cell table:style-name="ACE-27" table:formula="of:=ROUND([.K6]+[.L6]/60;3)" office:value-type="float" office:value="0">
            <text:p>0</text:p>
          </table:table-cell>
          <table:table-cell table:style-name="ACE-27" table:formula="of:=ROUND(-([.M6]+[.N6]/60);3)" office:value-type="float" office:value="0">
            <text:p>0</text:p>
          </table:table-cell>
          <table:table-cell table:number-columns-repeated="2" table:style-name="ACE-27"/>
          <table:table-cell table:style-name="ACE-27" table:formula="of:=ROUND([.R6]*0.20000000000000001;1)" office:value-type="float" office:value="0">
            <text:p>0</text:p>
          </table:table-cell>
          <table:table-cell table:style-name="ACE-27" table:formula="of:=ROUND([.R6]*0.20000000000000001;1)" office:value-type="float" office:value="0">
            <text:p>0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4">
            <text:p>14</text:p>
          </table:table-cell>
          <table:table-cell table:style-name="ACE-27" office:value-type="string">
            <text:p>Hochstetter F.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9260">
            <text:p>9260</text:p>
          </table:table-cell>
          <table:table-cell table:style-name="ACE-27" office:value-type="float" office:value="9810">
            <text:p>9810</text:p>
          </table:table-cell>
          <table:table-cell table:style-name="ACE-27" office:value-type="float" office:value="95">
            <text:p>95</text:p>
          </table:table-cell>
          <table:table-cell table:style-name="ACE-27" office:value-type="string">
            <text:p>Lu-1384</text:p>
          </table:table-cell>
          <table:table-cell table:style-name="ACE-27"/>
          <table:table-cell table:style-name="ACE-27" office:value-type="string">
            <text:p>Hakansson1978,Hjort1981</text:p>
          </table:table-cell>
          <table:table-cell table:style-name="ACE-27" office:value-type="string">
            <text:p>Mya truncat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10">
            <text:p>10</text:p>
          </table:table-cell>
          <table:table-cell table:style-name="ACE-27" office:value-type="float" office:value="19">
            <text:p>19</text:p>
          </table:table-cell>
          <table:table-cell table:style-name="ACE-27" office:value-type="float" office:value="51">
            <text:p>51</text:p>
          </table:table-cell>
          <table:table-cell table:style-name="ACE-27" table:formula="of:=ROUND([.K7]+[.L7]/60;3)" office:value-type="float" office:value="75.167000000000002">
            <text:p>75.167</text:p>
          </table:table-cell>
          <table:table-cell table:style-name="ACE-27" table:formula="of:=ROUND(-([.M7]+[.N7]/60);3)" office:value-type="float" office:value="-19.850000000000001">
            <text:p>−19.85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30">
            <text:p>30</text:p>
          </table:table-cell>
          <table:table-cell table:style-name="ACE-27" table:formula="of:=ROUND([.R7]*0.20000000000000001;1)" office:value-type="float" office:value="6">
            <text:p>6</text:p>
          </table:table-cell>
          <table:table-cell table:style-name="ACE-27" table:formula="of:=ROUND([.R7]*0.20000000000000001;1)" office:value-type="float" office:value="6">
            <text:p>6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5">
            <text:p>15</text:p>
          </table:table-cell>
          <table:table-cell table:style-name="ACE-27" office:value-type="string">
            <text:p>Ardencaple Fjord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8020">
            <text:p>8020</text:p>
          </table:table-cell>
          <table:table-cell table:style-name="ACE-27" office:value-type="float" office:value="8570">
            <text:p>8570</text:p>
          </table:table-cell>
          <table:table-cell table:style-name="ACE-27" office:value-type="float" office:value="85">
            <text:p>85</text:p>
          </table:table-cell>
          <table:table-cell table:style-name="ACE-27" office:value-type="string">
            <text:p>Lu-1390</text:p>
          </table:table-cell>
          <table:table-cell table:style-name="ACE-27"/>
          <table:table-cell table:style-name="ACE-27" office:value-type="string">
            <text:p>Hakansson1978,Hjort1981</text:p>
          </table:table-cell>
          <table:table-cell table:style-name="ACE-27" office:value-type="string">
            <text:p>Mya truncat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13">
            <text:p>13</text:p>
          </table:table-cell>
          <table:table-cell table:style-name="ACE-27" office:value-type="float" office:value="20">
            <text:p>20</text:p>
          </table:table-cell>
          <table:table-cell table:style-name="ACE-27" office:value-type="float" office:value="40">
            <text:p>40</text:p>
          </table:table-cell>
          <table:table-cell table:style-name="ACE-27" table:formula="of:=ROUND([.K8]+[.L8]/60;3)" office:value-type="float" office:value="75.216999999999999">
            <text:p>75.217</text:p>
          </table:table-cell>
          <table:table-cell table:style-name="ACE-27" table:formula="of:=ROUND(-([.M8]+[.N8]/60);3)" office:value-type="float" office:value="-20.667000000000002">
            <text:p>−20.667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40">
            <text:p>40</text:p>
          </table:table-cell>
          <table:table-cell table:style-name="ACE-27" table:formula="of:=ROUND([.R8]*0.20000000000000001;1)" office:value-type="float" office:value="8">
            <text:p>8</text:p>
          </table:table-cell>
          <table:table-cell table:style-name="ACE-27" table:formula="of:=ROUND([.R8]*0.20000000000000001;1)" office:value-type="float" office:value="8">
            <text:p>8</text:p>
          </table:table-cell>
          <table:table-cell table:number-columns-repeated="236" table:style-name="ACE-27"/>
        </table:table-row>
        <table:table-row table:style-name="AROW-1">
          <table:table-cell table:style-name="ACE-27" office:value-type="float" office:value="16">
            <text:p>16</text:p>
          </table:table-cell>
          <table:table-cell table:style-name="ACE-27" office:value-type="string">
            <text:p>Kildedalen</text:p>
          </table:table-cell>
          <table:table-cell table:style-name="ACE-27" office:value-type="string">
            <text:p>shells</text:p>
          </table:table-cell>
          <table:table-cell table:style-name="ACE-27" office:value-type="float" office:value="8380">
            <text:p>8380</text:p>
          </table:table-cell>
          <table:table-cell table:style-name="ACE-27" office:value-type="float" office:value="8930">
            <text:p>8930</text:p>
          </table:table-cell>
          <table:table-cell table:style-name="ACE-27" office:value-type="float" office:value="90">
            <text:p>90</text:p>
          </table:table-cell>
          <table:table-cell table:style-name="ACE-27" office:value-type="string">
            <text:p>Lu-1303</text:p>
          </table:table-cell>
          <table:table-cell table:style-name="ACE-27"/>
          <table:table-cell table:style-name="ACE-27" office:value-type="string">
            <text:p>Hakansson1978,Hjort1981</text:p>
          </table:table-cell>
          <table:table-cell table:style-name="ACE-27" office:value-type="string">
            <text:p>Mya truncata</text:p>
          </table:table-cell>
          <table:table-cell table:style-name="ACE-27" office:value-type="float" office:value="75">
            <text:p>75</text:p>
          </table:table-cell>
          <table:table-cell table:style-name="ACE-27" office:value-type="float" office:value="15">
            <text:p>15</text:p>
          </table:table-cell>
          <table:table-cell table:style-name="ACE-27" office:value-type="float" office:value="20">
            <text:p>20</text:p>
          </table:table-cell>
          <table:table-cell table:style-name="ACE-27" office:value-type="float" office:value="55">
            <text:p>55</text:p>
          </table:table-cell>
          <table:table-cell table:style-name="ACE-27" table:formula="of:=ROUND([.K9]+[.L9]/60;3)" office:value-type="float" office:value="75.25">
            <text:p>75.25</text:p>
          </table:table-cell>
          <table:table-cell table:style-name="ACE-27" table:formula="of:=ROUND(-([.M9]+[.N9]/60);3)" office:value-type="float" office:value="-20.917000000000002">
            <text:p>−20.917</text:p>
          </table:table-cell>
          <table:table-cell table:style-name="ACE-27" office:value-type="float" office:value="-1">
            <text:p>−1</text:p>
          </table:table-cell>
          <table:table-cell table:style-name="ACE-27" office:value-type="float" office:value="25">
            <text:p>25</text:p>
          </table:table-cell>
          <table:table-cell table:style-name="ACE-27" table:formula="of:=ROUND([.R9]*0.20000000000000001;1)" office:value-type="float" office:value="5">
            <text:p>5</text:p>
          </table:table-cell>
          <table:table-cell table:style-name="ACE-27" table:formula="of:=ROUND([.R9]*0.20000000000000001;1)" office:value-type="float" office:value="5">
            <text:p>5</text:p>
          </table:table-cell>
          <table:table-cell table:number-columns-repeated="236" table:style-name="ACE-27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Hjort1981&quot;" table:base-cell-address="$'Hjort1981'.$A$1"/>
          <table:named-expression table:name="Print_Area" table:expression="of:=#REF!" table:base-cell-address="$'Hjort1981'.$A$1"/>
        </table:named-expressions>
        <gnm:selections gnm:cursor-col="14" gnm:cursor-row="6">
          <gnm:selection gnm:start-col="14" gnm:start-row="6" gnm:end-col="15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6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jortFunder1974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Street1977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Funder1972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Hjort1979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6" style:display-name="Hjort1981" style:page-layout-name="pl-6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6:46:06Z</dc:date>
    <meta:creation-date>2022-10-27T08:15:17Z</meta:creation-date>
    <meta:generator>gnumeric/1.12.46</meta:generator>
  </office:meta>
</office:document-meta>
</file>